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524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3.762cm"/>
    </style:style>
    <style:style style:name="co7" style:family="table-column">
      <style:table-column-properties fo:break-before="auto" style:column-width="6.163cm"/>
    </style:style>
    <style:style style:name="co8" style:family="table-column">
      <style:table-column-properties fo:break-before="auto" style:column-width="9.878cm"/>
    </style:style>
    <style:style style:name="co9" style:family="table-column">
      <style:table-column-properties fo:break-before="auto" style:column-width="3.336cm"/>
    </style:style>
    <style:style style:name="co10" style:family="table-column">
      <style:table-column-properties fo:break-before="auto" style:column-width="4.221cm"/>
    </style:style>
    <style:style style:name="co11" style:family="table-column">
      <style:table-column-properties fo:break-before="auto" style:column-width="2.7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 fo:border="none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9999"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fo:border="0.74pt solid #000000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666666" fo:border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fo:background-color="transparent" fo:border="none"/>
    </style:style>
    <style:style style:name="ce21" style:family="table-cell" style:parent-style-name="Default">
      <style:table-cell-properties style:text-align-source="value-type" style:repeat-content="false"/>
      <style:paragraph-properties fo:margin-left="0cm"/>
    </style:style>
    <style:style style:name="ce25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Rohdaten" table:style-name="ta1">
        <table:table-column table:style-name="co1" table:default-cell-style-name="ce14"/>
        <table:table-column table:style-name="co2" table:number-columns-repeated="8" table:default-cell-style-name="ce9"/>
        <table:table-column table:style-name="co2" table:default-cell-style-name="Default"/>
        <table:table-column table:style-name="co2" table:default-cell-style-name="ce9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Auswertung von Position 1 -------------------------------------------------------------------------------------------------------------------------</text:p>
          </table:table-cell>
          <table:table-cell table:style-name="ce2" table:number-columns-repeated="6"/>
          <table:table-cell table:style-name="ce7"/>
          <table:table-cell table:style-name="ce2"/>
          <table:table-cell/>
          <table:table-cell table:style-name="Default"/>
          <table:table-cell table:style-name="ce19"/>
          <table:table-cell table:style-name="ce7" table:number-columns-repeated="8"/>
        </table:table-row>
        <table:table-row table:style-name="ro1">
          <table:table-cell table:style-name="ce2" table:number-columns-repeated="7"/>
          <table:table-cell table:style-name="ce7"/>
          <table:table-cell table:style-name="ce2"/>
          <table:table-cell/>
          <table:table-cell table:style-name="Default"/>
          <table:table-cell table:style-name="ce7" table:number-columns-repeated="9"/>
        </table:table-row>
        <table:table-row table:style-name="ro1">
          <table:table-cell table:style-name="ce13" office:value-type="string" calcext:value-type="string">
            <text:p>Was</text:p>
          </table:table-cell>
          <table:table-cell table:style-name="ce13" office:value-type="string" calcext:value-type="string">
            <text:p>Februar</text:p>
          </table:table-cell>
          <table:table-cell table:style-name="ce13" office:value-type="string" calcext:value-type="string">
            <text:p>März</text:p>
          </table:table-cell>
          <table:table-cell table:style-name="ce13" office:value-type="string" calcext:value-type="string">
            <text:p>April</text:p>
          </table:table-cell>
          <table:table-cell table:style-name="ce13" office:value-type="string" calcext:value-type="string">
            <text:p>Mai</text:p>
          </table:table-cell>
          <table:table-cell table:style-name="ce13" office:value-type="string" calcext:value-type="string">
            <text:p>Juni</text:p>
          </table:table-cell>
          <table:table-cell table:style-name="ce13" office:value-type="string" calcext:value-type="string">
            <text:p>Juli</text:p>
          </table:table-cell>
          <table:table-cell table:style-name="ce13" office:value-type="string" calcext:value-type="string">
            <text:p>August</text:p>
          </table:table-cell>
          <table:table-cell table:style-name="ce13" office:value-type="string" calcext:value-type="string">
            <text:p>September</text:p>
          </table:table-cell>
          <table:table-cell/>
          <table:table-cell table:style-name="ce8" office:value-type="string" calcext:value-type="string">
            <text:p>Gesamt</text:p>
          </table:table-cell>
          <table:table-cell table:style-name="ce2" table:number-columns-repeated="7"/>
          <table:table-cell table:style-name="ce7"/>
          <table:table-cell table:style-name="ce2"/>
        </table:table-row>
        <table:table-row table:style-name="ro1">
          <table:table-cell office:value-type="string" calcext:value-type="string">
            <text:p>Katze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SUM([.B4:.G4])" office:value-type="float" office:value="1" calcext:value-type="float">
            <text:p>1</text:p>
          </table:table-cell>
          <table:table-cell table:style-name="ce20" table:number-columns-repeated="7"/>
          <table:table-cell table:style-name="ce7"/>
          <table:table-cell table:style-name="ce20"/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formula="of:=SUM([.B5:.G5])" office:value-type="float" office:value="6" calcext:value-type="float">
            <text:p>6</text:p>
          </table:table-cell>
          <table:table-cell table:style-name="ce20" table:number-columns-repeated="7"/>
          <table:table-cell table:style-name="ce7"/>
          <table:table-cell table:style-name="ce20"/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SUM([.B6:.G6])" office:value-type="float" office:value="11" calcext:value-type="float">
            <text:p>11</text:p>
          </table:table-cell>
          <table:table-cell table:style-name="ce20" table:number-columns-repeated="7"/>
          <table:table-cell table:style-name="ce7"/>
          <table:table-cell table:style-name="ce20"/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SUM([.B7:.G7])" office:value-type="float" office:value="13" calcext:value-type="float">
            <text:p>13</text:p>
          </table:table-cell>
          <table:table-cell table:style-name="ce20" table:number-columns-repeated="7"/>
          <table:table-cell table:style-name="ce7"/>
          <table:table-cell table:style-name="ce20"/>
        </table:table-row>
        <table:table-row table:style-name="ro1">
          <table:table-cell office:value-type="string" calcext:value-type="string">
            <text:p>Eichhörnche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8:.G8])" office:value-type="float" office:value="9" calcext:value-type="float">
            <text:p>9</text:p>
          </table:table-cell>
          <table:table-cell table:style-name="ce20" table:number-columns-repeated="7"/>
          <table:table-cell table:style-name="ce7"/>
          <table:table-cell table:style-name="ce20"/>
        </table:table-row>
        <table:table-row table:style-name="ro1">
          <table:table-cell office:value-type="string" calcext:value-type="string">
            <text:p>Stocke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9:.G9])" office:value-type="float" office:value="1" calcext:value-type="float">
            <text:p>1</text:p>
          </table:table-cell>
          <table:table-cell table:style-name="ce20" table:number-columns-repeated="7"/>
          <table:table-cell table:style-name="ce7"/>
          <table:table-cell table:style-name="ce20"/>
        </table:table-row>
        <table:table-row table:style-name="ro1">
          <table:table-cell office:value-type="string" calcext:value-type="string">
            <text:p>Hase</text:p>
          </table:table-cell>
          <table:table-cell table:number-columns-repeated="9"/>
          <table:table-cell table:formula="of:=SUM([.B10:.G10])" office:value-type="float" office:value="0" calcext:value-type="float">
            <text:p>0</text:p>
          </table:table-cell>
          <table:table-cell table:style-name="ce20" table:number-columns-repeated="7"/>
          <table:table-cell table:style-name="ce7"/>
          <table:table-cell table:style-name="ce20"/>
        </table:table-row>
        <table:table-row table:style-name="ro1">
          <table:table-cell office:value-type="string" calcext:value-type="string">
            <text:p>Reh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formula="of:=SUM([.B11:.G11])" office:value-type="float" office:value="2" calcext:value-type="float">
            <text:p>2</text:p>
          </table:table-cell>
          <table:table-cell table:style-name="ce20" table:number-columns-repeated="7"/>
          <table:table-cell table:style-name="ce7"/>
          <table:table-cell table:style-name="ce20"/>
        </table:table-row>
        <table:table-row table:style-name="ro1">
          <table:table-cell office:value-type="string" calcext:value-type="string">
            <text:p>Libell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table:formula="of:=SUM([.B12:.G12])" office:value-type="float" office:value="3" calcext:value-type="float">
            <text:p>3</text:p>
          </table:table-cell>
          <table:table-cell table:style-name="ce20" table:number-columns-repeated="7"/>
          <table:table-cell table:style-name="ce7"/>
          <table:table-cell table:style-name="ce20"/>
        </table:table-row>
        <table:table-row table:style-name="ro1">
          <table:table-cell office:value-type="string" calcext:value-type="string">
            <text:p>Taube</text:p>
          </table:table-cell>
          <table:table-cell table:number-columns-repeated="9"/>
          <table:table-cell table:formula="of:=SUM([.B13:.G13])" office:value-type="float" office:value="0" calcext:value-type="float">
            <text:p>0</text:p>
          </table:table-cell>
          <table:table-cell table:style-name="ce20" table:number-columns-repeated="7"/>
          <table:table-cell table:style-name="ce7"/>
          <table:table-cell table:style-name="ce20"/>
        </table:table-row>
        <table:table-row table:style-name="ro1">
          <table:table-cell office:value-type="string" calcext:value-type="string">
            <text:p>Mäusebussard</text:p>
          </table:table-cell>
          <table:table-cell table:number-columns-repeated="9"/>
          <table:table-cell table:formula="of:=SUM([.B14:.G14])" office:value-type="float" office:value="0" calcext:value-type="float">
            <text:p>0</text:p>
          </table:table-cell>
          <table:table-cell table:style-name="ce20" table:number-columns-repeated="7"/>
          <table:table-cell table:style-name="ce7"/>
          <table:table-cell table:style-name="ce20"/>
        </table:table-row>
        <table:table-row table:style-name="ro1">
          <table:table-cell office:value-type="string" calcext:value-type="string">
            <text:p>Marder</text:p>
          </table:table-cell>
          <table:table-cell table:number-columns-repeated="9"/>
          <table:table-cell table:formula="of:=SUM([.B15:.G15])" office:value-type="float" office:value="0" calcext:value-type="float">
            <text:p>0</text:p>
          </table:table-cell>
          <table:table-cell table:style-name="ce20" table:number-columns-repeated="7"/>
          <table:table-cell table:style-name="ce7"/>
          <table:table-cell table:style-name="ce20"/>
        </table:table-row>
        <table:table-row table:style-name="ro1">
          <table:table-cell office:value-type="string" calcext:value-type="string">
            <text:p>Maus</text:p>
          </table:table-cell>
          <table:table-cell table:number-columns-repeated="9"/>
          <table:table-cell table:formula="of:=SUM([.B16:.G16])" office:value-type="float" office:value="0" calcext:value-type="float">
            <text:p>0</text:p>
          </table:table-cell>
          <table:table-cell table:style-name="ce20" table:number-columns-repeated="7"/>
          <table:table-cell table:style-name="ce7"/>
          <table:table-cell table:style-name="ce20"/>
        </table:table-row>
        <table:table-row table:style-name="ro1">
          <table:table-cell office:value-type="string" calcext:value-type="string">
            <text:p>Kleiner Vogel</text:p>
          </table:table-cell>
          <table:table-cell table:number-columns-repeated="9"/>
          <table:table-cell table:formula="of:=SUM([.B17:.G17])" office:value-type="float" office:value="0" calcext:value-type="float">
            <text:p>0</text:p>
          </table:table-cell>
          <table:table-cell table:style-name="ce20" table:number-columns-repeated="7"/>
          <table:table-cell table:style-name="ce7"/>
          <table:table-cell table:style-name="ce20"/>
        </table:table-row>
        <table:table-row table:style-name="ro1">
          <table:table-cell table:number-columns-repeated="10"/>
          <table:table-cell table:formula="of:=SUM([.B18:.G18])" office:value-type="float" office:value="0" calcext:value-type="float">
            <text:p>0</text:p>
          </table:table-cell>
          <table:table-cell table:style-name="ce20" table:number-columns-repeated="7"/>
          <table:table-cell table:style-name="ce7"/>
          <table:table-cell table:style-name="ce20"/>
        </table:table-row>
        <table:table-row table:style-name="ro1">
          <table:table-cell table:number-columns-repeated="10"/>
          <table:table-cell table:formula="of:=SUM([.B19:.G19])" office:value-type="float" office:value="0" calcext:value-type="float">
            <text:p>0</text:p>
          </table:table-cell>
          <table:table-cell table:style-name="ce20" table:number-columns-repeated="7"/>
          <table:table-cell table:style-name="ce7"/>
          <table:table-cell table:style-name="ce20"/>
        </table:table-row>
        <table:table-row table:style-name="ro1">
          <table:table-cell table:number-columns-repeated="10"/>
          <table:table-cell table:formula="of:=SUM([.B20:.G20])" office:value-type="float" office:value="0" calcext:value-type="float">
            <text:p>0</text:p>
          </table:table-cell>
          <table:table-cell table:style-name="ce20" table:number-columns-repeated="7"/>
          <table:table-cell table:style-name="ce7"/>
          <table:table-cell table:style-name="ce20"/>
        </table:table-row>
        <table:table-row table:style-name="ro1">
          <table:table-cell table:number-columns-repeated="10"/>
          <table:table-cell table:formula="of:=SUM([.B21:.G21])" office:value-type="float" office:value="0" calcext:value-type="float">
            <text:p>0</text:p>
          </table:table-cell>
          <table:table-cell table:style-name="ce20" table:number-columns-repeated="7"/>
          <table:table-cell table:style-name="ce7"/>
          <table:table-cell table:style-name="ce20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 table:style-name="ce7" table:number-columns-repeated="9"/>
        </table:table-row>
        <table:table-row table:style-name="ro1">
          <table:table-cell table:style-name="Default" table:number-columns-repeated="9"/>
          <table:table-cell/>
          <table:table-cell table:formula="of:=SUM([.K4:.K21])" office:value-type="float" office:value="46" calcext:value-type="float">
            <text:p>46</text:p>
          </table:table-cell>
          <table:table-cell table:style-name="ce7" table:number-columns-repeated="8"/>
          <table:table-cell table:style-name="ce20"/>
        </table:table-row>
        <table:table-row table:style-name="ro1" table:number-rows-repeated="2"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Auswertung von Position 2 --------------------------------------------------------------------------------------------------------------------------</text:p>
          </table:table-cell>
          <table:table-cell table:style-name="ce5" table:number-columns-repeated="7"/>
          <table:table-cell table:style-name="Default"/>
          <table:table-cell/>
          <table:table-cell table:style-name="ce5"/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style-name="ce13" office:value-type="string" calcext:value-type="string">
            <text:p>Was</text:p>
          </table:table-cell>
          <table:table-cell table:style-name="ce13" office:value-type="string" calcext:value-type="string">
            <text:p>Februar</text:p>
          </table:table-cell>
          <table:table-cell table:style-name="ce13" office:value-type="string" calcext:value-type="string">
            <text:p>März</text:p>
          </table:table-cell>
          <table:table-cell table:style-name="ce13" office:value-type="string" calcext:value-type="string">
            <text:p>April</text:p>
          </table:table-cell>
          <table:table-cell table:style-name="ce13" office:value-type="string" calcext:value-type="string">
            <text:p>Mai</text:p>
          </table:table-cell>
          <table:table-cell table:style-name="ce13" office:value-type="string" calcext:value-type="string">
            <text:p>Juni</text:p>
          </table:table-cell>
          <table:table-cell table:style-name="ce13" office:value-type="string" calcext:value-type="string">
            <text:p>Juli</text:p>
          </table:table-cell>
          <table:table-cell table:style-name="ce13" office:value-type="string" calcext:value-type="string">
            <text:p>August</text:p>
          </table:table-cell>
          <table:table-cell table:style-name="ce13" office:value-type="string" calcext:value-type="string">
            <text:p>September</text:p>
          </table:table-cell>
          <table:table-cell/>
          <table:table-cell table:style-name="ce8" office:value-type="string" calcext:value-type="string">
            <text:p>Gesamt</text:p>
          </table:table-cell>
          <table:table-cell table:number-columns-repeated="9"/>
        </table:table-row>
        <table:table-row table:style-name="ro1">
          <table:table-cell table:formula="of:=[.A4]" office:value-type="string" office:string-value="Katze" calcext:value-type="string">
            <text:p>Katze</text:p>
          </table:table-cell>
          <table:table-cell table:number-columns-repeated="9"/>
          <table:table-cell table:formula="of:=SUM([.B29:.G2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5]" office:value-type="string" office:string-value="Graureiher" calcext:value-type="string">
            <text:p>Graureih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30:.G30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formula="of:=[.A6]" office:value-type="string" office:string-value="Fuchs" calcext:value-type="string">
            <text:p>Fuchs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SUM([.B31:.G31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formula="of:=[.A7]" office:value-type="string" office:string-value="Waschbär" calcext:value-type="string">
            <text:p>Waschbär</text:p>
          </table:table-cell>
          <table:table-cell table:number-columns-repeated="9"/>
          <table:table-cell table:formula="of:=SUM([.B32:.G32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8]" office:value-type="string" office:string-value="Eichhörnchen" calcext:value-type="string">
            <text:p>Eichhörnchen</text:p>
          </table:table-cell>
          <table:table-cell table:number-columns-repeated="9"/>
          <table:table-cell table:formula="of:=SUM([.B33:.G3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9]" office:value-type="string" office:string-value="Stockente" calcext:value-type="string">
            <text:p>Stockent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SUM([.B34:.G34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formula="of:=[.A10]" office:value-type="string" office:string-value="Hase" calcext:value-type="string">
            <text:p>Hase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SUM([.B35:.G3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1]" office:value-type="string" office:string-value="Reh" calcext:value-type="string">
            <text:p>Re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36:.G36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2]" office:value-type="string" office:string-value="Libelle" calcext:value-type="string">
            <text:p>Libelle</text:p>
          </table:table-cell>
          <table:table-cell table:number-columns-repeated="9"/>
          <table:table-cell table:formula="of:=SUM([.B37:.G3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3]" office:value-type="string" office:string-value="Taube" calcext:value-type="string">
            <text:p>Taube</text:p>
          </table:table-cell>
          <table:table-cell table:number-columns-repeated="9"/>
          <table:table-cell table:formula="of:=SUM([.B38:.G3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4]" office:value-type="string" office:string-value="Mäusebussard" calcext:value-type="string">
            <text:p>Mäusebussard</text:p>
          </table:table-cell>
          <table:table-cell table:number-columns-repeated="9"/>
          <table:table-cell table:formula="of:=SUM([.B39:.G3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5]" office:value-type="string" office:string-value="Marder" calcext:value-type="string">
            <text:p>Marder</text:p>
          </table:table-cell>
          <table:table-cell table:number-columns-repeated="9"/>
          <table:table-cell table:formula="of:=SUM([.B40:.G4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6]" office:value-type="string" office:string-value="Maus" calcext:value-type="string">
            <text:p>Maus</text:p>
          </table:table-cell>
          <table:table-cell table:number-columns-repeated="9"/>
          <table:table-cell table:formula="of:=SUM([.B41:.G4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7]" office:value-type="string" office:string-value="Kleiner Vogel" calcext:value-type="string">
            <text:p>Kleiner Vogel</text:p>
          </table:table-cell>
          <table:table-cell table:number-columns-repeated="9"/>
          <table:table-cell table:formula="of:=SUM([.B42:.G42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8]" office:value-type="float" office:value="0" calcext:value-type="float">
            <text:p>0</text:p>
          </table:table-cell>
          <table:table-cell table:number-columns-repeated="9"/>
          <table:table-cell table:formula="of:=SUM([.B43:.G4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9]" office:value-type="float" office:value="0" calcext:value-type="float">
            <text:p>0</text:p>
          </table:table-cell>
          <table:table-cell table:number-columns-repeated="9"/>
          <table:table-cell table:formula="of:=SUM([.B44:.G4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0]" office:value-type="float" office:value="0" calcext:value-type="float">
            <text:p>0</text:p>
          </table:table-cell>
          <table:table-cell table:number-columns-repeated="9"/>
          <table:table-cell table:formula="of:=SUM([.B45:.G4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1]" office:value-type="float" office:value="0" calcext:value-type="float">
            <text:p>0</text:p>
          </table:table-cell>
          <table:table-cell table:number-columns-repeated="9"/>
          <table:table-cell table:formula="of:=SUM([.B46:.G4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formula="of:=SUM([.K29:.K46])" office:value-type="float" office:value="11" calcext:value-type="float">
            <text:p>11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Auswertung von Position 3 --------------------------------------------------------------------------------------------------------------------------</text:p>
          </table:table-cell>
          <table:table-cell table:style-name="Default" table:number-columns-repeated="8"/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style-name="ce13" office:value-type="string" calcext:value-type="string">
            <text:p>Was</text:p>
          </table:table-cell>
          <table:table-cell table:style-name="ce13" office:value-type="string" calcext:value-type="string">
            <text:p>Februar</text:p>
          </table:table-cell>
          <table:table-cell table:style-name="ce13" office:value-type="string" calcext:value-type="string">
            <text:p>März</text:p>
          </table:table-cell>
          <table:table-cell table:style-name="ce13" office:value-type="string" calcext:value-type="string">
            <text:p>April</text:p>
          </table:table-cell>
          <table:table-cell table:style-name="ce13" office:value-type="string" calcext:value-type="string">
            <text:p>Mai</text:p>
          </table:table-cell>
          <table:table-cell table:style-name="ce13" office:value-type="string" calcext:value-type="string">
            <text:p>Juni</text:p>
          </table:table-cell>
          <table:table-cell table:style-name="ce13" office:value-type="string" calcext:value-type="string">
            <text:p>Juli</text:p>
          </table:table-cell>
          <table:table-cell table:style-name="ce13" office:value-type="string" calcext:value-type="string">
            <text:p>August</text:p>
          </table:table-cell>
          <table:table-cell table:style-name="ce13" office:value-type="string" calcext:value-type="string">
            <text:p>September</text:p>
          </table:table-cell>
          <table:table-cell/>
          <table:table-cell table:style-name="ce8" office:value-type="string" calcext:value-type="string">
            <text:p>Gesamt</text:p>
          </table:table-cell>
          <table:table-cell table:number-columns-repeated="9"/>
        </table:table-row>
        <table:table-row table:style-name="ro1">
          <table:table-cell table:formula="of:=[.A29]" office:value-type="string" office:string-value="Katze" calcext:value-type="string">
            <text:p>Katze</text:p>
          </table:table-cell>
          <table:table-cell table:number-columns-repeated="9"/>
          <table:table-cell table:formula="of:=SUM([.B54:.G5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30]" office:value-type="string" office:string-value="Graureiher" calcext:value-type="string">
            <text:p>Graureih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55:.G5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31]" office:value-type="string" office:string-value="Fuchs" calcext:value-type="string">
            <text:p>Fuch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6:.G56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32]" office:value-type="string" office:string-value="Waschbär" calcext:value-type="string">
            <text:p>Waschbä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7:.G57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33]" office:value-type="string" office:string-value="Eichhörnchen" calcext:value-type="string">
            <text:p>Eichhörnchen</text:p>
          </table:table-cell>
          <table:table-cell table:number-columns-repeated="9"/>
          <table:table-cell table:formula="of:=SUM([.B58:.G5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34]" office:value-type="string" office:string-value="Stockente" calcext:value-type="string">
            <text:p>Stockente</text:p>
          </table:table-cell>
          <table:table-cell table:number-columns-repeated="9"/>
          <table:table-cell table:formula="of:=SUM([.B59:.G5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35]" office:value-type="string" office:string-value="Hase" calcext:value-type="string">
            <text:p>Has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60:.G60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36]" office:value-type="string" office:string-value="Reh" calcext:value-type="string">
            <text:p>Reh</text:p>
          </table:table-cell>
          <table:table-cell table:number-columns-repeated="9"/>
          <table:table-cell table:formula="of:=SUM([.B61:.G6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37]" office:value-type="string" office:string-value="Libelle" calcext:value-type="string">
            <text:p>Libelle</text:p>
          </table:table-cell>
          <table:table-cell table:number-columns-repeated="9"/>
          <table:table-cell table:formula="of:=SUM([.B62:.G62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38]" office:value-type="string" office:string-value="Taube" calcext:value-type="string">
            <text:p>Taube</text:p>
          </table:table-cell>
          <table:table-cell table:number-columns-repeated="9"/>
          <table:table-cell table:formula="of:=SUM([.B63:.G6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39]" office:value-type="string" office:string-value="Mäusebussard" calcext:value-type="string">
            <text:p>Mäusebussard</text:p>
          </table:table-cell>
          <table:table-cell table:number-columns-repeated="9"/>
          <table:table-cell table:formula="of:=SUM([.B64:.G6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40]" office:value-type="string" office:string-value="Marder" calcext:value-type="string">
            <text:p>Marder</text:p>
          </table:table-cell>
          <table:table-cell table:number-columns-repeated="9"/>
          <table:table-cell table:formula="of:=SUM([.B65:.G6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41]" office:value-type="string" office:string-value="Maus" calcext:value-type="string">
            <text:p>Maus</text:p>
          </table:table-cell>
          <table:table-cell table:number-columns-repeated="9"/>
          <table:table-cell table:formula="of:=SUM([.B66:.G6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42]" office:value-type="string" office:string-value="Kleiner Vogel" calcext:value-type="string">
            <text:p>Kleiner Vogel</text:p>
          </table:table-cell>
          <table:table-cell table:number-columns-repeated="9"/>
          <table:table-cell table:formula="of:=SUM([.B67:.G6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43]" office:value-type="float" office:value="0" calcext:value-type="float">
            <text:p>0</text:p>
          </table:table-cell>
          <table:table-cell table:number-columns-repeated="9"/>
          <table:table-cell table:formula="of:=SUM([.B68:.G6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44]" office:value-type="float" office:value="0" calcext:value-type="float">
            <text:p>0</text:p>
          </table:table-cell>
          <table:table-cell table:number-columns-repeated="9"/>
          <table:table-cell table:formula="of:=SUM([.B69:.G6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45]" office:value-type="float" office:value="0" calcext:value-type="float">
            <text:p>0</text:p>
          </table:table-cell>
          <table:table-cell table:number-columns-repeated="9"/>
          <table:table-cell table:formula="of:=SUM([.B70:.G7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46]" office:value-type="float" office:value="0" calcext:value-type="float">
            <text:p>0</text:p>
          </table:table-cell>
          <table:table-cell table:number-columns-repeated="9"/>
          <table:table-cell table:formula="of:=SUM([.B71:.G7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formula="of:=SUM([.K54:.K71])" office:value-type="float" office:value="3" calcext:value-type="float">
            <text:p>3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Auswertung von Position 4 --------------------------------------------------------------------------------------------------------------------------</text:p>
          </table:table-cell>
          <table:table-cell table:style-name="Default" table:number-columns-repeated="8"/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style-name="ce13" office:value-type="string" calcext:value-type="string">
            <text:p>Was</text:p>
          </table:table-cell>
          <table:table-cell table:style-name="ce13" office:value-type="string" calcext:value-type="string">
            <text:p>Februar</text:p>
          </table:table-cell>
          <table:table-cell table:style-name="ce13" office:value-type="string" calcext:value-type="string">
            <text:p>März</text:p>
          </table:table-cell>
          <table:table-cell table:style-name="ce13" office:value-type="string" calcext:value-type="string">
            <text:p>April</text:p>
          </table:table-cell>
          <table:table-cell table:style-name="ce13" office:value-type="string" calcext:value-type="string">
            <text:p>Mai</text:p>
          </table:table-cell>
          <table:table-cell table:style-name="ce13" office:value-type="string" calcext:value-type="string">
            <text:p>Juni</text:p>
          </table:table-cell>
          <table:table-cell table:style-name="ce13" office:value-type="string" calcext:value-type="string">
            <text:p>Juli</text:p>
          </table:table-cell>
          <table:table-cell table:style-name="ce13" office:value-type="string" calcext:value-type="string">
            <text:p>August</text:p>
          </table:table-cell>
          <table:table-cell table:style-name="ce13" office:value-type="string" calcext:value-type="string">
            <text:p>September</text:p>
          </table:table-cell>
          <table:table-cell/>
          <table:table-cell table:style-name="ce8" office:value-type="string" calcext:value-type="string">
            <text:p>Gesamt</text:p>
          </table:table-cell>
          <table:table-cell table:number-columns-repeated="9"/>
        </table:table-row>
        <table:table-row table:style-name="ro1">
          <table:table-cell table:formula="of:=[.A54]" office:value-type="string" office:string-value="Katze" calcext:value-type="string">
            <text:p>Katze</text:p>
          </table:table-cell>
          <table:table-cell table:number-columns-repeated="9"/>
          <table:table-cell table:formula="of:=SUM([.B79:.G7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55]" office:value-type="string" office:string-value="Graureiher" calcext:value-type="string">
            <text:p>Graureiher</text:p>
          </table:table-cell>
          <table:table-cell table:number-columns-repeated="9"/>
          <table:table-cell table:formula="of:=SUM([.B80:.G8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56]" office:value-type="string" office:string-value="Fuchs" calcext:value-type="string">
            <text:p>Fuchs</text:p>
          </table:table-cell>
          <table:table-cell table:number-columns-repeated="9"/>
          <table:table-cell table:formula="of:=SUM([.B81:.G8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57]" office:value-type="string" office:string-value="Waschbär" calcext:value-type="string">
            <text:p>Waschbä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82:.G82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58]" office:value-type="string" office:string-value="Eichhörnchen" calcext:value-type="string">
            <text:p>Eichhörnchen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table:formula="of:=SUM([.B83:.G83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formula="of:=[.A59]" office:value-type="string" office:string-value="Stockente" calcext:value-type="string">
            <text:p>Stockente</text:p>
          </table:table-cell>
          <table:table-cell table:number-columns-repeated="9"/>
          <table:table-cell table:formula="of:=SUM([.B84:.G8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60]" office:value-type="string" office:string-value="Hase" calcext:value-type="string">
            <text:p>Hase</text:p>
          </table:table-cell>
          <table:table-cell table:number-columns-repeated="9"/>
          <table:table-cell table:formula="of:=SUM([.B85:.G8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61]" office:value-type="string" office:string-value="Reh" calcext:value-type="string">
            <text:p>Reh</text:p>
          </table:table-cell>
          <table:table-cell table:number-columns-repeated="9"/>
          <table:table-cell table:formula="of:=SUM([.B86:.G8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62]" office:value-type="string" office:string-value="Libelle" calcext:value-type="string">
            <text:p>Libelle</text:p>
          </table:table-cell>
          <table:table-cell table:number-columns-repeated="9"/>
          <table:table-cell table:formula="of:=SUM([.B87:.G8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63]" office:value-type="string" office:string-value="Taube" calcext:value-type="string">
            <text:p>Taube</text:p>
          </table:table-cell>
          <table:table-cell table:number-columns-repeated="9"/>
          <table:table-cell table:formula="of:=SUM([.B88:.G8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64]" office:value-type="string" office:string-value="Mäusebussard" calcext:value-type="string">
            <text:p>Mäusebussard</text:p>
          </table:table-cell>
          <table:table-cell table:number-columns-repeated="9"/>
          <table:table-cell table:formula="of:=SUM([.B89:.G8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65]" office:value-type="string" office:string-value="Marder" calcext:value-type="string">
            <text:p>Marder</text:p>
          </table:table-cell>
          <table:table-cell table:number-columns-repeated="9"/>
          <table:table-cell table:formula="of:=SUM([.B90:.G9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66]" office:value-type="string" office:string-value="Maus" calcext:value-type="string">
            <text:p>Maus</text:p>
          </table:table-cell>
          <table:table-cell table:number-columns-repeated="9"/>
          <table:table-cell table:formula="of:=SUM([.B91:.G9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67]" office:value-type="string" office:string-value="Kleiner Vogel" calcext:value-type="string">
            <text:p>Kleiner Vogel</text:p>
          </table:table-cell>
          <table:table-cell table:number-columns-repeated="9"/>
          <table:table-cell table:formula="of:=SUM([.B92:.G92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68]" office:value-type="float" office:value="0" calcext:value-type="float">
            <text:p>0</text:p>
          </table:table-cell>
          <table:table-cell table:number-columns-repeated="9"/>
          <table:table-cell table:formula="of:=SUM([.B93:.G9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69]" office:value-type="float" office:value="0" calcext:value-type="float">
            <text:p>0</text:p>
          </table:table-cell>
          <table:table-cell table:number-columns-repeated="9"/>
          <table:table-cell table:formula="of:=SUM([.B94:.G9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70]" office:value-type="float" office:value="0" calcext:value-type="float">
            <text:p>0</text:p>
          </table:table-cell>
          <table:table-cell table:number-columns-repeated="9"/>
          <table:table-cell table:formula="of:=SUM([.B95:.G9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71]" office:value-type="float" office:value="0" calcext:value-type="float">
            <text:p>0</text:p>
          </table:table-cell>
          <table:table-cell table:number-columns-repeated="9"/>
          <table:table-cell table:formula="of:=SUM([.B96:.G9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formula="of:=SUM([.K79:.K96])" office:value-type="float" office:value="6" calcext:value-type="float">
            <text:p>6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Auswertung von Position 5 --------------------------------------------------------------------------------------------------------------------------</text:p>
          </table:table-cell>
          <table:table-cell table:style-name="Default" table:number-columns-repeated="8"/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style-name="ce13" office:value-type="string" calcext:value-type="string">
            <text:p>Was</text:p>
          </table:table-cell>
          <table:table-cell table:style-name="ce13" office:value-type="string" calcext:value-type="string">
            <text:p>Februar</text:p>
          </table:table-cell>
          <table:table-cell table:style-name="ce13" office:value-type="string" calcext:value-type="string">
            <text:p>März</text:p>
          </table:table-cell>
          <table:table-cell table:style-name="ce13" office:value-type="string" calcext:value-type="string">
            <text:p>April</text:p>
          </table:table-cell>
          <table:table-cell table:style-name="ce13" office:value-type="string" calcext:value-type="string">
            <text:p>Mai</text:p>
          </table:table-cell>
          <table:table-cell table:style-name="ce13" office:value-type="string" calcext:value-type="string">
            <text:p>Juni</text:p>
          </table:table-cell>
          <table:table-cell table:style-name="ce13" office:value-type="string" calcext:value-type="string">
            <text:p>Juli</text:p>
          </table:table-cell>
          <table:table-cell table:style-name="ce13" office:value-type="string" calcext:value-type="string">
            <text:p>August</text:p>
          </table:table-cell>
          <table:table-cell table:style-name="ce13" office:value-type="string" calcext:value-type="string">
            <text:p>September</text:p>
          </table:table-cell>
          <table:table-cell/>
          <table:table-cell table:style-name="ce8" office:value-type="string" calcext:value-type="string">
            <text:p>Gesamt</text:p>
          </table:table-cell>
          <table:table-cell table:number-columns-repeated="9"/>
        </table:table-row>
        <table:table-row table:style-name="ro1">
          <table:table-cell table:formula="of:=[.A79]" office:value-type="string" office:string-value="Katze" calcext:value-type="string">
            <text:p>Katze</text:p>
          </table:table-cell>
          <table:table-cell table:number-columns-repeated="9"/>
          <table:table-cell table:formula="of:=SUM([.B104:.G10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80]" office:value-type="string" office:string-value="Graureiher" calcext:value-type="string">
            <text:p>Graureiher</text:p>
          </table:table-cell>
          <table:table-cell table:number-columns-repeated="9"/>
          <table:table-cell table:formula="of:=SUM([.B105:.G10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81]" office:value-type="string" office:string-value="Fuchs" calcext:value-type="string">
            <text:p>Fuchs</text:p>
          </table:table-cell>
          <table:table-cell table:number-columns-repeated="9"/>
          <table:table-cell table:formula="of:=SUM([.B106:.G10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82]" office:value-type="string" office:string-value="Waschbär" calcext:value-type="string">
            <text:p>Waschbär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table:formula="of:=SUM([.B107:.G107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formula="of:=[.A83]" office:value-type="string" office:string-value="Eichhörnchen" calcext:value-type="string">
            <text:p>Eichhörnchen</text:p>
          </table:table-cell>
          <table:table-cell table:number-columns-repeated="9"/>
          <table:table-cell table:formula="of:=SUM([.B108:.G10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84]" office:value-type="string" office:string-value="Stockente" calcext:value-type="string">
            <text:p>Stockente</text:p>
          </table:table-cell>
          <table:table-cell table:number-columns-repeated="9"/>
          <table:table-cell table:formula="of:=SUM([.B109:.G10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85]" office:value-type="string" office:string-value="Hase" calcext:value-type="string">
            <text:p>Hase</text:p>
          </table:table-cell>
          <table:table-cell table:number-columns-repeated="9"/>
          <table:table-cell table:formula="of:=SUM([.B110:.G11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86]" office:value-type="string" office:string-value="Reh" calcext:value-type="string">
            <text:p>Re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111:.G111]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formula="of:=[.A87]" office:value-type="string" office:string-value="Libelle" calcext:value-type="string">
            <text:p>Libelle</text:p>
          </table:table-cell>
          <table:table-cell table:number-columns-repeated="9"/>
          <table:table-cell table:formula="of:=SUM([.B112:.G112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88]" office:value-type="string" office:string-value="Taube" calcext:value-type="string">
            <text:p>Taub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113:.G11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formula="of:=[.A89]" office:value-type="string" office:string-value="Mäusebussard" calcext:value-type="string">
            <text:p>Mäusebussard</text:p>
          </table:table-cell>
          <table:table-cell table:number-columns-repeated="9"/>
          <table:table-cell table:formula="of:=SUM([.B114:.G11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90]" office:value-type="string" office:string-value="Marder" calcext:value-type="string">
            <text:p>Marder</text:p>
          </table:table-cell>
          <table:table-cell table:number-columns-repeated="9"/>
          <table:table-cell table:formula="of:=SUM([.B115:.G11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91]" office:value-type="string" office:string-value="Maus" calcext:value-type="string">
            <text:p>Maus</text:p>
          </table:table-cell>
          <table:table-cell table:number-columns-repeated="9"/>
          <table:table-cell table:formula="of:=SUM([.B116:.G11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92]" office:value-type="string" office:string-value="Kleiner Vogel" calcext:value-type="string">
            <text:p>Kleiner Vogel</text:p>
          </table:table-cell>
          <table:table-cell table:number-columns-repeated="9"/>
          <table:table-cell table:formula="of:=SUM([.B117:.G11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93]" office:value-type="float" office:value="0" calcext:value-type="float">
            <text:p>0</text:p>
          </table:table-cell>
          <table:table-cell table:number-columns-repeated="9"/>
          <table:table-cell table:formula="of:=SUM([.B118:.G11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94]" office:value-type="float" office:value="0" calcext:value-type="float">
            <text:p>0</text:p>
          </table:table-cell>
          <table:table-cell table:number-columns-repeated="9"/>
          <table:table-cell table:formula="of:=SUM([.B119:.G11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95]" office:value-type="float" office:value="0" calcext:value-type="float">
            <text:p>0</text:p>
          </table:table-cell>
          <table:table-cell table:number-columns-repeated="9"/>
          <table:table-cell table:formula="of:=SUM([.B120:.G12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96]" office:value-type="float" office:value="0" calcext:value-type="float">
            <text:p>0</text:p>
          </table:table-cell>
          <table:table-cell table:number-columns-repeated="9"/>
          <table:table-cell table:formula="of:=SUM([.B121:.G1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formula="of:=SUM([.K104:.K121])" office:value-type="float" office:value="10" calcext:value-type="float">
            <text:p>10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Auswertung von Position 6 --------------------------------------------------------------------------------------------------------------------------</text:p>
          </table:table-cell>
          <table:table-cell table:style-name="Default" table:number-columns-repeated="8"/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style-name="ce13" office:value-type="string" calcext:value-type="string">
            <text:p>Was</text:p>
          </table:table-cell>
          <table:table-cell table:style-name="ce13" office:value-type="string" calcext:value-type="string">
            <text:p>Februar</text:p>
          </table:table-cell>
          <table:table-cell table:style-name="ce13" office:value-type="string" calcext:value-type="string">
            <text:p>März</text:p>
          </table:table-cell>
          <table:table-cell table:style-name="ce13" office:value-type="string" calcext:value-type="string">
            <text:p>April</text:p>
          </table:table-cell>
          <table:table-cell table:style-name="ce13" office:value-type="string" calcext:value-type="string">
            <text:p>Mai</text:p>
          </table:table-cell>
          <table:table-cell table:style-name="ce13" office:value-type="string" calcext:value-type="string">
            <text:p>Juni</text:p>
          </table:table-cell>
          <table:table-cell table:style-name="ce13" office:value-type="string" calcext:value-type="string">
            <text:p>Juli</text:p>
          </table:table-cell>
          <table:table-cell table:style-name="ce13" office:value-type="string" calcext:value-type="string">
            <text:p>August</text:p>
          </table:table-cell>
          <table:table-cell table:style-name="ce13" office:value-type="string" calcext:value-type="string">
            <text:p>September</text:p>
          </table:table-cell>
          <table:table-cell/>
          <table:table-cell table:style-name="ce8" office:value-type="string" calcext:value-type="string">
            <text:p>Gesamt</text:p>
          </table:table-cell>
          <table:table-cell table:number-columns-repeated="9"/>
        </table:table-row>
        <table:table-row table:style-name="ro1">
          <table:table-cell table:formula="of:=[.A104]" office:value-type="string" office:string-value="Katze" calcext:value-type="string">
            <text:p>Katze</text:p>
          </table:table-cell>
          <table:table-cell table:number-columns-repeated="9"/>
          <table:table-cell table:formula="of:=SUM([.B129:.G12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05]" office:value-type="string" office:string-value="Graureiher" calcext:value-type="string">
            <text:p>Graureiher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3"/>
          <table:table-cell table:formula="of:=SUM([.B130:.G130])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table:formula="of:=[.A106]" office:value-type="string" office:string-value="Fuchs" calcext:value-type="string">
            <text:p>Fuchs</text:p>
          </table:table-cell>
          <table:table-cell table:number-columns-repeated="9"/>
          <table:table-cell table:formula="of:=SUM([.B131:.G13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07]" office:value-type="string" office:string-value="Waschbär" calcext:value-type="string">
            <text:p>Waschbär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"/>
          <table:table-cell table:formula="of:=SUM([.B132:.G132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formula="of:=[.A108]" office:value-type="string" office:string-value="Eichhörnchen" calcext:value-type="string">
            <text:p>Eichhörnchen</text:p>
          </table:table-cell>
          <table:table-cell table:number-columns-repeated="9"/>
          <table:table-cell table:formula="of:=SUM([.B133:.G13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09]" office:value-type="string" office:string-value="Stockente" calcext:value-type="string">
            <text:p>Stockente</text:p>
          </table:table-cell>
          <table:table-cell table:number-columns-repeated="9"/>
          <table:table-cell table:formula="of:=SUM([.B134:.G13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10]" office:value-type="string" office:string-value="Hase" calcext:value-type="string">
            <text:p>Hase</text:p>
          </table:table-cell>
          <table:table-cell table:number-columns-repeated="9"/>
          <table:table-cell table:formula="of:=SUM([.B135:.G13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11]" office:value-type="string" office:string-value="Reh" calcext:value-type="string">
            <text:p>Reh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3"/>
          <table:table-cell table:formula="of:=SUM([.B136:.G136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formula="of:=[.A112]" office:value-type="string" office:string-value="Libelle" calcext:value-type="string">
            <text:p>Libelle</text:p>
          </table:table-cell>
          <table:table-cell table:number-columns-repeated="9"/>
          <table:table-cell table:formula="of:=SUM([.B137:.G13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13]" office:value-type="string" office:string-value="Taube" calcext:value-type="string">
            <text:p>Taube</text:p>
          </table:table-cell>
          <table:table-cell table:number-columns-repeated="9"/>
          <table:table-cell table:formula="of:=SUM([.B138:.G13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14]" office:value-type="string" office:string-value="Mäusebussard" calcext:value-type="string">
            <text:p>Mäusebussard</text:p>
          </table:table-cell>
          <table:table-cell table:number-columns-repeated="9"/>
          <table:table-cell table:formula="of:=SUM([.B139:.G13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15]" office:value-type="string" office:string-value="Marder" calcext:value-type="string">
            <text:p>Marder</text:p>
          </table:table-cell>
          <table:table-cell table:number-columns-repeated="9"/>
          <table:table-cell table:formula="of:=SUM([.B140:.G14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16]" office:value-type="string" office:string-value="Maus" calcext:value-type="string">
            <text:p>Maus</text:p>
          </table:table-cell>
          <table:table-cell table:number-columns-repeated="9"/>
          <table:table-cell table:formula="of:=SUM([.B141:.G14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17]" office:value-type="string" office:string-value="Kleiner Vogel" calcext:value-type="string">
            <text:p>Kleiner Vogel</text:p>
          </table:table-cell>
          <table:table-cell table:number-columns-repeated="9"/>
          <table:table-cell table:formula="of:=SUM([.B142:.G142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18]" office:value-type="float" office:value="0" calcext:value-type="float">
            <text:p>0</text:p>
          </table:table-cell>
          <table:table-cell table:number-columns-repeated="9"/>
          <table:table-cell table:formula="of:=SUM([.B143:.G14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19]" office:value-type="float" office:value="0" calcext:value-type="float">
            <text:p>0</text:p>
          </table:table-cell>
          <table:table-cell table:number-columns-repeated="9"/>
          <table:table-cell table:formula="of:=SUM([.B144:.G14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20]" office:value-type="float" office:value="0" calcext:value-type="float">
            <text:p>0</text:p>
          </table:table-cell>
          <table:table-cell table:number-columns-repeated="9"/>
          <table:table-cell table:formula="of:=SUM([.B145:.G14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21]" office:value-type="float" office:value="0" calcext:value-type="float">
            <text:p>0</text:p>
          </table:table-cell>
          <table:table-cell table:number-columns-repeated="9"/>
          <table:table-cell table:formula="of:=SUM([.B146:.G14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formula="of:=SUM([.K129:.K146])" office:value-type="float" office:value="32" calcext:value-type="float">
            <text:p>32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Auswertung von Position 7 --------------------------------------------------------------------------------------------------------------------------</text:p>
          </table:table-cell>
          <table:table-cell table:style-name="Default" table:number-columns-repeated="8"/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style-name="ce13" office:value-type="string" calcext:value-type="string">
            <text:p>Was</text:p>
          </table:table-cell>
          <table:table-cell table:style-name="ce13" office:value-type="string" calcext:value-type="string">
            <text:p>Februar</text:p>
          </table:table-cell>
          <table:table-cell table:style-name="ce13" office:value-type="string" calcext:value-type="string">
            <text:p>März</text:p>
          </table:table-cell>
          <table:table-cell table:style-name="ce13" office:value-type="string" calcext:value-type="string">
            <text:p>April</text:p>
          </table:table-cell>
          <table:table-cell table:style-name="ce13" office:value-type="string" calcext:value-type="string">
            <text:p>Mai</text:p>
          </table:table-cell>
          <table:table-cell table:style-name="ce13" office:value-type="string" calcext:value-type="string">
            <text:p>Juni</text:p>
          </table:table-cell>
          <table:table-cell table:style-name="ce13" office:value-type="string" calcext:value-type="string">
            <text:p>Juli</text:p>
          </table:table-cell>
          <table:table-cell table:style-name="ce13" office:value-type="string" calcext:value-type="string">
            <text:p>August</text:p>
          </table:table-cell>
          <table:table-cell table:style-name="ce13" office:value-type="string" calcext:value-type="string">
            <text:p>September</text:p>
          </table:table-cell>
          <table:table-cell/>
          <table:table-cell table:style-name="ce8" office:value-type="string" calcext:value-type="string">
            <text:p>Gesamt</text:p>
          </table:table-cell>
          <table:table-cell table:number-columns-repeated="9"/>
        </table:table-row>
        <table:table-row table:style-name="ro1">
          <table:table-cell table:formula="of:=[.A129]" office:value-type="string" office:string-value="Katze" calcext:value-type="string">
            <text:p>Katze</text:p>
          </table:table-cell>
          <table:table-cell table:number-columns-repeated="9"/>
          <table:table-cell table:formula="of:=SUM([.B154:.G15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30]" office:value-type="string" office:string-value="Graureiher" calcext:value-type="string">
            <text:p>Graureiher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SUM([.B155:.G155])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formula="of:=[.A131]" office:value-type="string" office:string-value="Fuchs" calcext:value-type="string">
            <text:p>Fuchs</text:p>
          </table:table-cell>
          <table:table-cell table:number-columns-repeated="9"/>
          <table:table-cell table:formula="of:=SUM([.B156:.G15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32]" office:value-type="string" office:string-value="Waschbär" calcext:value-type="string">
            <text:p>Waschbär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table:formula="of:=SUM([.B157:.G157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formula="of:=[.A133]" office:value-type="string" office:string-value="Eichhörnchen" calcext:value-type="string">
            <text:p>Eichhörnchen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SUM([.B158:.G158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formula="of:=[.A134]" office:value-type="string" office:string-value="Stockente" calcext:value-type="string">
            <text:p>Stockente</text:p>
          </table:table-cell>
          <table:table-cell table:number-columns-repeated="9"/>
          <table:table-cell table:formula="of:=SUM([.B159:.G15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35]" office:value-type="string" office:string-value="Hase" calcext:value-type="string">
            <text:p>Hase</text:p>
          </table:table-cell>
          <table:table-cell table:number-columns-repeated="9"/>
          <table:table-cell table:formula="of:=SUM([.B160:.G16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36]" office:value-type="string" office:string-value="Reh" calcext:value-type="string">
            <text:p>Reh</text:p>
          </table:table-cell>
          <table:table-cell table:number-columns-repeated="9"/>
          <table:table-cell table:formula="of:=SUM([.B161:.G16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37]" office:value-type="string" office:string-value="Libelle" calcext:value-type="string">
            <text:p>Libelle</text:p>
          </table:table-cell>
          <table:table-cell table:number-columns-repeated="9"/>
          <table:table-cell table:formula="of:=SUM([.B162:.G162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38]" office:value-type="string" office:string-value="Taube" calcext:value-type="string">
            <text:p>Taube</text:p>
          </table:table-cell>
          <table:table-cell table:number-columns-repeated="9"/>
          <table:table-cell table:formula="of:=SUM([.B163:.G16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39]" office:value-type="string" office:string-value="Mäusebussard" calcext:value-type="string">
            <text:p>Mäusebussard</text:p>
          </table:table-cell>
          <table:table-cell table:number-columns-repeated="9"/>
          <table:table-cell table:formula="of:=SUM([.B164:.G16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40]" office:value-type="string" office:string-value="Marder" calcext:value-type="string">
            <text:p>Marder</text:p>
          </table:table-cell>
          <table:table-cell table:number-columns-repeated="9"/>
          <table:table-cell table:formula="of:=SUM([.B165:.G16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41]" office:value-type="string" office:string-value="Maus" calcext:value-type="string">
            <text:p>Maus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table:formula="of:=SUM([.B166:.G16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42]" office:value-type="string" office:string-value="Kleiner Vogel" calcext:value-type="string">
            <text:p>Kleiner Voge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67:.G16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43]" office:value-type="float" office:value="0" calcext:value-type="float">
            <text:p>0</text:p>
          </table:table-cell>
          <table:table-cell table:number-columns-repeated="9"/>
          <table:table-cell table:formula="of:=SUM([.B168:.G16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44]" office:value-type="float" office:value="0" calcext:value-type="float">
            <text:p>0</text:p>
          </table:table-cell>
          <table:table-cell table:number-columns-repeated="9"/>
          <table:table-cell table:formula="of:=SUM([.B169:.G16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45]" office:value-type="float" office:value="0" calcext:value-type="float">
            <text:p>0</text:p>
          </table:table-cell>
          <table:table-cell table:number-columns-repeated="9"/>
          <table:table-cell table:formula="of:=SUM([.B170:.G17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46]" office:value-type="float" office:value="0" calcext:value-type="float">
            <text:p>0</text:p>
          </table:table-cell>
          <table:table-cell table:number-columns-repeated="9"/>
          <table:table-cell table:formula="of:=SUM([.B171:.G17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formula="of:=SUM([.K154:.K171])" office:value-type="float" office:value="26" calcext:value-type="float">
            <text:p>26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Auswertung von Position 8 --------------------------------------------------------------------------------------------------------------------------</text:p>
          </table:table-cell>
          <table:table-cell table:style-name="Default" table:number-columns-repeated="8"/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style-name="ce13" office:value-type="string" calcext:value-type="string">
            <text:p>Was</text:p>
          </table:table-cell>
          <table:table-cell table:style-name="ce13" office:value-type="string" calcext:value-type="string">
            <text:p>Februar</text:p>
          </table:table-cell>
          <table:table-cell table:style-name="ce13" office:value-type="string" calcext:value-type="string">
            <text:p>März</text:p>
          </table:table-cell>
          <table:table-cell table:style-name="ce13" office:value-type="string" calcext:value-type="string">
            <text:p>April</text:p>
          </table:table-cell>
          <table:table-cell table:style-name="ce13" office:value-type="string" calcext:value-type="string">
            <text:p>Mai</text:p>
          </table:table-cell>
          <table:table-cell table:style-name="ce13" office:value-type="string" calcext:value-type="string">
            <text:p>Juni</text:p>
          </table:table-cell>
          <table:table-cell table:style-name="ce13" office:value-type="string" calcext:value-type="string">
            <text:p>Juli</text:p>
          </table:table-cell>
          <table:table-cell table:style-name="ce13" office:value-type="string" calcext:value-type="string">
            <text:p>August</text:p>
          </table:table-cell>
          <table:table-cell table:style-name="ce13" office:value-type="string" calcext:value-type="string">
            <text:p>September</text:p>
          </table:table-cell>
          <table:table-cell/>
          <table:table-cell table:style-name="ce8" office:value-type="string" calcext:value-type="string">
            <text:p>Gesamt</text:p>
          </table:table-cell>
          <table:table-cell table:number-columns-repeated="9"/>
        </table:table-row>
        <table:table-row table:style-name="ro1">
          <table:table-cell table:formula="of:=[.A154]" office:value-type="string" office:string-value="Katze" calcext:value-type="string">
            <text:p>Katz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79:.I179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55]" office:value-type="string" office:string-value="Graureiher" calcext:value-type="string">
            <text:p>Graureiher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80:.I180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formula="of:=[.A156]" office:value-type="string" office:string-value="Fuchs" calcext:value-type="string">
            <text:p>Fuch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B181:.I181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57]" office:value-type="string" office:string-value="Waschbär" calcext:value-type="string">
            <text:p>Waschbär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SUM([.B182:.I182])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table:formula="of:=[.A158]" office:value-type="string" office:string-value="Eichhörnchen" calcext:value-type="string">
            <text:p>Eichhörnchen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table:formula="of:=SUM([.B183:.I183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formula="of:=[.A159]" office:value-type="string" office:string-value="Stockente" calcext:value-type="string">
            <text:p>Stockente</text:p>
          </table:table-cell>
          <table:table-cell table:number-columns-repeated="9"/>
          <table:table-cell table:formula="of:=SUM([.B184:.I18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60]" office:value-type="string" office:string-value="Hase" calcext:value-type="string">
            <text:p>Hase</text:p>
          </table:table-cell>
          <table:table-cell table:number-columns-repeated="9"/>
          <table:table-cell table:formula="of:=SUM([.B185:.I18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61]" office:value-type="string" office:string-value="Reh" calcext:value-type="string">
            <text:p>Re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86:.I186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62]" office:value-type="string" office:string-value="Libelle" calcext:value-type="string">
            <text:p>Libelle</text:p>
          </table:table-cell>
          <table:table-cell table:number-columns-repeated="9"/>
          <table:table-cell table:formula="of:=SUM([.B187:.I18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63]" office:value-type="string" office:string-value="Taube" calcext:value-type="string">
            <text:p>Taube</text:p>
          </table:table-cell>
          <table:table-cell table:number-columns-repeated="9"/>
          <table:table-cell table:formula="of:=SUM([.B188:.I18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64]" office:value-type="string" office:string-value="Mäusebussard" calcext:value-type="string">
            <text:p>Mäusebussar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89:.I189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65]" office:value-type="string" office:string-value="Marder" calcext:value-type="string">
            <text:p>Marder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B190:.I190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formula="of:=[.A166]" office:value-type="string" office:string-value="Maus" calcext:value-type="string">
            <text:p>Maus</text:p>
          </table:table-cell>
          <table:table-cell table:number-columns-repeated="9"/>
          <table:table-cell table:formula="of:=SUM([.B191:.I19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67]" office:value-type="string" office:string-value="Kleiner Vogel" calcext:value-type="string">
            <text:p>Kleiner Voge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B192:.I192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68]" office:value-type="float" office:value="0" calcext:value-type="float">
            <text:p>0</text:p>
          </table:table-cell>
          <table:table-cell table:number-columns-repeated="9"/>
          <table:table-cell table:formula="of:=SUM([.B193:.I19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69]" office:value-type="float" office:value="0" calcext:value-type="float">
            <text:p>0</text:p>
          </table:table-cell>
          <table:table-cell table:number-columns-repeated="9"/>
          <table:table-cell table:formula="of:=SUM([.B194:.I19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70]" office:value-type="float" office:value="0" calcext:value-type="float">
            <text:p>0</text:p>
          </table:table-cell>
          <table:table-cell table:number-columns-repeated="9"/>
          <table:table-cell table:formula="of:=SUM([.B195:.I19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71]" office:value-type="float" office:value="0" calcext:value-type="float">
            <text:p>0</text:p>
          </table:table-cell>
          <table:table-cell table:number-columns-repeated="9"/>
          <table:table-cell table:formula="of:=SUM([.B196:.I19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formula="of:=SUM([.K179:.K196])" office:value-type="float" office:value="61" calcext:value-type="float">
            <text:p>61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Auswertung von Position 9 --------------------------------------------------------------------------------------------------------------------------</text:p>
          </table:table-cell>
          <table:table-cell table:style-name="Default" table:number-columns-repeated="8"/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style-name="ce13" office:value-type="string" calcext:value-type="string">
            <text:p>Was</text:p>
          </table:table-cell>
          <table:table-cell table:style-name="ce13" office:value-type="string" calcext:value-type="string">
            <text:p>Februar</text:p>
          </table:table-cell>
          <table:table-cell table:style-name="ce13" office:value-type="string" calcext:value-type="string">
            <text:p>März</text:p>
          </table:table-cell>
          <table:table-cell table:style-name="ce13" office:value-type="string" calcext:value-type="string">
            <text:p>April</text:p>
          </table:table-cell>
          <table:table-cell table:style-name="ce13" office:value-type="string" calcext:value-type="string">
            <text:p>Mai</text:p>
          </table:table-cell>
          <table:table-cell table:style-name="ce13" office:value-type="string" calcext:value-type="string">
            <text:p>Juni</text:p>
          </table:table-cell>
          <table:table-cell table:style-name="ce13" office:value-type="string" calcext:value-type="string">
            <text:p>Juli</text:p>
          </table:table-cell>
          <table:table-cell table:style-name="ce13" office:value-type="string" calcext:value-type="string">
            <text:p>August</text:p>
          </table:table-cell>
          <table:table-cell table:style-name="ce13" office:value-type="string" calcext:value-type="string">
            <text:p>September</text:p>
          </table:table-cell>
          <table:table-cell/>
          <table:table-cell table:style-name="ce8" office:value-type="string" calcext:value-type="string">
            <text:p>Gesamt</text:p>
          </table:table-cell>
          <table:table-cell table:number-columns-repeated="9"/>
        </table:table-row>
        <table:table-row table:style-name="ro1">
          <table:table-cell table:formula="of:=[.A179]" office:value-type="string" office:string-value="Katze" calcext:value-type="string">
            <text:p>Katze</text:p>
          </table:table-cell>
          <table:table-cell table:number-columns-repeated="9"/>
          <table:table-cell table:formula="of:=SUM([.B204:.I20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80]" office:value-type="string" office:string-value="Graureiher" calcext:value-type="string">
            <text:p>Graureiher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SUM([.B205:.I205])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table:formula="of:=[.A181]" office:value-type="string" office:string-value="Fuchs" calcext:value-type="string">
            <text:p>Fuch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06:.I206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82]" office:value-type="string" office:string-value="Waschbär" calcext:value-type="string">
            <text:p>Waschbä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SUM([.B207:.I207]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formula="of:=[.A183]" office:value-type="string" office:string-value="Eichhörnchen" calcext:value-type="string">
            <text:p>Eichhörnchen</text:p>
          </table:table-cell>
          <table:table-cell table:number-columns-repeated="9"/>
          <table:table-cell table:formula="of:=SUM([.B208:.I20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84]" office:value-type="string" office:string-value="Stockente" calcext:value-type="string">
            <text:p>Stockente</text:p>
          </table:table-cell>
          <table:table-cell table:number-columns-repeated="9"/>
          <table:table-cell table:formula="of:=SUM([.B209:.I20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85]" office:value-type="string" office:string-value="Hase" calcext:value-type="string">
            <text:p>Hase</text:p>
          </table:table-cell>
          <table:table-cell table:number-columns-repeated="9"/>
          <table:table-cell table:formula="of:=SUM([.B210:.I21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86]" office:value-type="string" office:string-value="Reh" calcext:value-type="string">
            <text:p>Reh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SUM([.B211:.I211])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table:formula="of:=[.A187]" office:value-type="string" office:string-value="Libelle" calcext:value-type="string">
            <text:p>Libelle</text:p>
          </table:table-cell>
          <table:table-cell table:number-columns-repeated="9"/>
          <table:table-cell table:formula="of:=SUM([.B212:.I212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88]" office:value-type="string" office:string-value="Taube" calcext:value-type="string">
            <text:p>Taube</text:p>
          </table:table-cell>
          <table:table-cell table:number-columns-repeated="9"/>
          <table:table-cell table:formula="of:=SUM([.B213:.I21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89]" office:value-type="string" office:string-value="Mäusebussard" calcext:value-type="string">
            <text:p>Mäusebussard</text:p>
          </table:table-cell>
          <table:table-cell table:number-columns-repeated="9"/>
          <table:table-cell table:formula="of:=SUM([.B214:.I21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90]" office:value-type="string" office:string-value="Marder" calcext:value-type="string">
            <text:p>Marder</text:p>
          </table:table-cell>
          <table:table-cell table:number-columns-repeated="9"/>
          <table:table-cell table:formula="of:=SUM([.B215:.I21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91]" office:value-type="string" office:string-value="Maus" calcext:value-type="string">
            <text:p>Maus</text:p>
          </table:table-cell>
          <table:table-cell table:number-columns-repeated="9"/>
          <table:table-cell table:formula="of:=SUM([.B216:.I21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92]" office:value-type="string" office:string-value="Kleiner Vogel" calcext:value-type="string">
            <text:p>Kleiner Vogel</text:p>
          </table:table-cell>
          <table:table-cell table:number-columns-repeated="9"/>
          <table:table-cell table:formula="of:=SUM([.B217:.I21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93]" office:value-type="float" office:value="0" calcext:value-type="float">
            <text:p>0</text:p>
          </table:table-cell>
          <table:table-cell table:number-columns-repeated="9"/>
          <table:table-cell table:formula="of:=SUM([.B218:.I21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94]" office:value-type="float" office:value="0" calcext:value-type="float">
            <text:p>0</text:p>
          </table:table-cell>
          <table:table-cell table:number-columns-repeated="9"/>
          <table:table-cell table:formula="of:=SUM([.B219:.I21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95]" office:value-type="float" office:value="0" calcext:value-type="float">
            <text:p>0</text:p>
          </table:table-cell>
          <table:table-cell table:number-columns-repeated="9"/>
          <table:table-cell table:formula="of:=SUM([.B220:.I22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96]" office:value-type="float" office:value="0" calcext:value-type="float">
            <text:p>0</text:p>
          </table:table-cell>
          <table:table-cell table:number-columns-repeated="9"/>
          <table:table-cell table:formula="of:=SUM([.B221:.I2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formula="of:=SUM([.K204:.K221])" office:value-type="float" office:value="47" calcext:value-type="float">
            <text:p>47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Auswertung von Position 10 --------------------------------------------------------------------------------------------------------------------------</text:p>
          </table:table-cell>
          <table:table-cell table:style-name="Default" table:number-columns-repeated="8"/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style-name="ce13" office:value-type="string" calcext:value-type="string">
            <text:p>Was</text:p>
          </table:table-cell>
          <table:table-cell table:style-name="ce13" office:value-type="string" calcext:value-type="string">
            <text:p>Februar</text:p>
          </table:table-cell>
          <table:table-cell table:style-name="ce13" office:value-type="string" calcext:value-type="string">
            <text:p>März</text:p>
          </table:table-cell>
          <table:table-cell table:style-name="ce13" office:value-type="string" calcext:value-type="string">
            <text:p>April</text:p>
          </table:table-cell>
          <table:table-cell table:style-name="ce13" office:value-type="string" calcext:value-type="string">
            <text:p>Mai</text:p>
          </table:table-cell>
          <table:table-cell table:style-name="ce13" office:value-type="string" calcext:value-type="string">
            <text:p>Juni</text:p>
          </table:table-cell>
          <table:table-cell table:style-name="ce13" office:value-type="string" calcext:value-type="string">
            <text:p>Juli</text:p>
          </table:table-cell>
          <table:table-cell table:style-name="ce13" office:value-type="string" calcext:value-type="string">
            <text:p>August</text:p>
          </table:table-cell>
          <table:table-cell table:style-name="ce13" office:value-type="string" calcext:value-type="string">
            <text:p>September</text:p>
          </table:table-cell>
          <table:table-cell/>
          <table:table-cell table:style-name="ce8" office:value-type="string" calcext:value-type="string">
            <text:p>Gesamt</text:p>
          </table:table-cell>
          <table:table-cell table:number-columns-repeated="9"/>
        </table:table-row>
        <table:table-row table:style-name="ro1">
          <table:table-cell table:formula="of:=[.A204]" office:value-type="string" office:string-value="Katze" calcext:value-type="string">
            <text:p>Katze</text:p>
          </table:table-cell>
          <table:table-cell table:number-columns-repeated="9"/>
          <table:table-cell table:formula="of:=SUM([.B229:.G22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05]" office:value-type="string" office:string-value="Graureiher" calcext:value-type="string">
            <text:p>Graureih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30:.G23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06]" office:value-type="string" office:string-value="Fuchs" calcext:value-type="string">
            <text:p>Fuchs</text:p>
          </table:table-cell>
          <table:table-cell table:number-columns-repeated="9"/>
          <table:table-cell table:formula="of:=SUM([.B231:.G23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07]" office:value-type="string" office:string-value="Waschbär" calcext:value-type="string">
            <text:p>Waschbär</text:p>
          </table:table-cell>
          <table:table-cell table:number-columns-repeated="9"/>
          <table:table-cell table:formula="of:=SUM([.B232:.G232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08]" office:value-type="string" office:string-value="Eichhörnchen" calcext:value-type="string">
            <text:p>Eichhörnchen</text:p>
          </table:table-cell>
          <table:table-cell table:number-columns-repeated="9"/>
          <table:table-cell table:formula="of:=SUM([.B233:.G23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09]" office:value-type="string" office:string-value="Stockente" calcext:value-type="string">
            <text:p>Stockente</text:p>
          </table:table-cell>
          <table:table-cell table:number-columns-repeated="9"/>
          <table:table-cell table:formula="of:=SUM([.B234:.G23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10]" office:value-type="string" office:string-value="Hase" calcext:value-type="string">
            <text:p>Hase</text:p>
          </table:table-cell>
          <table:table-cell table:number-columns-repeated="9"/>
          <table:table-cell table:formula="of:=SUM([.B235:.G23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11]" office:value-type="string" office:string-value="Reh" calcext:value-type="string">
            <text:p>Reh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B236:.G23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12]" office:value-type="string" office:string-value="Libelle" calcext:value-type="string">
            <text:p>Libelle</text:p>
          </table:table-cell>
          <table:table-cell table:number-columns-repeated="9"/>
          <table:table-cell table:formula="of:=SUM([.B237:.G23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13]" office:value-type="string" office:string-value="Taube" calcext:value-type="string">
            <text:p>Taube</text:p>
          </table:table-cell>
          <table:table-cell table:number-columns-repeated="9"/>
          <table:table-cell table:formula="of:=SUM([.B238:.G23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14]" office:value-type="string" office:string-value="Mäusebussard" calcext:value-type="string">
            <text:p>Mäusebussard</text:p>
          </table:table-cell>
          <table:table-cell table:number-columns-repeated="9"/>
          <table:table-cell table:formula="of:=SUM([.B239:.G23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15]" office:value-type="string" office:string-value="Marder" calcext:value-type="string">
            <text:p>Marder</text:p>
          </table:table-cell>
          <table:table-cell table:number-columns-repeated="9"/>
          <table:table-cell table:formula="of:=SUM([.B240:.G24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16]" office:value-type="string" office:string-value="Maus" calcext:value-type="string">
            <text:p>Maus</text:p>
          </table:table-cell>
          <table:table-cell table:number-columns-repeated="9"/>
          <table:table-cell table:formula="of:=SUM([.B241:.G24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17]" office:value-type="string" office:string-value="Kleiner Vogel" calcext:value-type="string">
            <text:p>Kleiner Vogel</text:p>
          </table:table-cell>
          <table:table-cell table:number-columns-repeated="9"/>
          <table:table-cell table:formula="of:=SUM([.B242:.G242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18]" office:value-type="float" office:value="0" calcext:value-type="float">
            <text:p>0</text:p>
          </table:table-cell>
          <table:table-cell table:number-columns-repeated="9"/>
          <table:table-cell table:formula="of:=SUM([.B243:.G24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19]" office:value-type="float" office:value="0" calcext:value-type="float">
            <text:p>0</text:p>
          </table:table-cell>
          <table:table-cell table:number-columns-repeated="9"/>
          <table:table-cell table:formula="of:=SUM([.B244:.G24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20]" office:value-type="float" office:value="0" calcext:value-type="float">
            <text:p>0</text:p>
          </table:table-cell>
          <table:table-cell table:number-columns-repeated="9"/>
          <table:table-cell table:formula="of:=SUM([.B245:.G24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21]" office:value-type="float" office:value="0" calcext:value-type="float">
            <text:p>0</text:p>
          </table:table-cell>
          <table:table-cell table:number-columns-repeated="9"/>
          <table:table-cell table:formula="of:=SUM([.B246:.G24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formula="of:=SUM([.K229:.K246])" office:value-type="float" office:value="0" calcext:value-type="float">
            <text:p>0</text:p>
          </table:table-cell>
          <table:table-cell table:number-columns-repeated="9"/>
        </table:table-row>
      </table:table>
      <table:table table:name="1. Aufarbeitung" table:style-name="ta1"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Sekto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Katze</text:p>
          </table:table-cell>
          <table:table-cell office:value-type="string" calcext:value-type="string">
            <text:p>Graureiher</text:p>
          </table:table-cell>
          <table:table-cell office:value-type="string" calcext:value-type="string">
            <text:p>Fuchs</text:p>
          </table:table-cell>
          <table:table-cell office:value-type="string" calcext:value-type="string">
            <text:p>Waschbär</text:p>
          </table:table-cell>
          <table:table-cell office:value-type="string" calcext:value-type="string">
            <text:p>Eichhörnchen</text:p>
          </table:table-cell>
          <table:table-cell office:value-type="string" calcext:value-type="string">
            <text:p>Stockente</text:p>
          </table:table-cell>
          <table:table-cell office:value-type="string" calcext:value-type="string">
            <text:p>Hase</text:p>
          </table:table-cell>
          <table:table-cell office:value-type="string" calcext:value-type="string">
            <text:p>Reh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Taube</text:p>
          </table:table-cell>
          <table:table-cell office:value-type="string" calcext:value-type="string">
            <text:p>Mäusebussard</text:p>
          </table:table-cell>
          <table:table-cell office:value-type="string" calcext:value-type="string">
            <text:p>Marder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Kleiner Vogel</text:p>
          </table:table-cell>
          <table:table-cell office:value-type="string" calcext:value-type="string">
            <text:p>Gesam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D2:.Q2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D3:.Q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D4:.Q4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D5:.Q5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6:.Q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7:.Q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8:.Q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9:.Q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D10:.Q10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D11:.Q1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12:.Q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D13:.Q13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14:.Q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15:.Q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16:.Q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17:.Q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18:.Q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19:.Q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20:.Q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21:.Q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D22:.Q2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23:.Q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D24:.Q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25:.Q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26:.Q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27:.Q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28:.Q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29:.Q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D30:.Q30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31:.Q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32:.Q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33:.Q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34:.Q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35:.Q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36:.Q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37:.Q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D38:.Q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39:.Q39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40:.Q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41:.Q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42:.Q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43:.Q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44:.Q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45:.Q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46:.Q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D47:.Q47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48:.Q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49:.Q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50:.Q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51:.Q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52:.Q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53:.Q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54:.Q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D55:.Q55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D56:.Q56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57:.Q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58:.Q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59:.Q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60:.Q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61:.Q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62:.Q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63:.Q63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64:.Q64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65:.Q65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66:.Q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67:.Q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68:.Q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69:.Q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70:.Q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D71:.Q71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D72:.Q72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73:.Q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74:.Q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75:.Q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76:.Q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77:.Q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78:.Q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79:.Q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D80:.Q80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D81:.Q81])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UM([.D2:.D81])" office:value-type="float" office:value="2" calcext:value-type="float">
            <text:p>2</text:p>
          </table:table-cell>
          <table:table-cell table:formula="of:=SUM([.E2:.E81])" office:value-type="float" office:value="83" calcext:value-type="float">
            <text:p>83</text:p>
          </table:table-cell>
          <table:table-cell table:formula="of:=SUM([.F2:.F81])" office:value-type="float" office:value="16" calcext:value-type="float">
            <text:p>16</text:p>
          </table:table-cell>
          <table:table-cell table:formula="of:=SUM([.G2:.G81])" office:value-type="float" office:value="79" calcext:value-type="float">
            <text:p>79</text:p>
          </table:table-cell>
          <table:table-cell table:formula="of:=SUM([.H2:.H81])" office:value-type="float" office:value="23" calcext:value-type="float">
            <text:p>23</text:p>
          </table:table-cell>
          <table:table-cell table:formula="of:=SUM([.I2:.I81])" office:value-type="float" office:value="5" calcext:value-type="float">
            <text:p>5</text:p>
          </table:table-cell>
          <table:table-cell table:formula="of:=SUM([.J2:.J81])" office:value-type="float" office:value="2" calcext:value-type="float">
            <text:p>2</text:p>
          </table:table-cell>
          <table:table-cell table:formula="of:=SUM([.K2:.K81])" office:value-type="float" office:value="37" calcext:value-type="float">
            <text:p>37</text:p>
          </table:table-cell>
          <table:table-cell table:formula="of:=SUM([.L2:.L81])" office:value-type="float" office:value="3" calcext:value-type="float">
            <text:p>3</text:p>
          </table:table-cell>
          <table:table-cell table:formula="of:=SUM([.M2:.M81])" office:value-type="float" office:value="2" calcext:value-type="float">
            <text:p>2</text:p>
          </table:table-cell>
          <table:table-cell table:formula="of:=SUM([.N2:.N81])" office:value-type="float" office:value="1" calcext:value-type="float">
            <text:p>1</text:p>
          </table:table-cell>
          <table:table-cell table:formula="of:=SUM([.O2:.O81])" office:value-type="float" office:value="2" calcext:value-type="float">
            <text:p>2</text:p>
          </table:table-cell>
          <table:table-cell table:formula="of:=SUM([.P2:.P81])" office:value-type="float" office:value="5" calcext:value-type="float">
            <text:p>5</text:p>
          </table:table-cell>
          <table:table-cell table:formula="of:=SUM([.Q2:.Q81])" office:value-type="float" office:value="2" calcext:value-type="float">
            <text:p>2</text:p>
          </table:table-cell>
          <table:table-cell table:formula="of:=SUM([.R2:.R81])" office:value-type="float" office:value="262" calcext:value-type="float">
            <text:p>262</text:p>
          </table:table-cell>
        </table:table-row>
      </table:table>
      <table:table table:name="2. Aufarbeitung" table:style-name="ta1"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ektor 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Katze</text:p>
          </table:table-cell>
          <table:table-cell office:value-type="string" calcext:value-type="string">
            <text:p>Graureiher</text:p>
          </table:table-cell>
          <table:table-cell office:value-type="string" calcext:value-type="string">
            <text:p>Fuchs</text:p>
          </table:table-cell>
          <table:table-cell office:value-type="string" calcext:value-type="string">
            <text:p>Nutria</text:p>
          </table:table-cell>
          <table:table-cell office:value-type="string" calcext:value-type="string">
            <text:p>Eichhörnchen</text:p>
          </table:table-cell>
          <table:table-cell office:value-type="string" calcext:value-type="string">
            <text:p>Stockente</text:p>
          </table:table-cell>
          <table:table-cell office:value-type="string" calcext:value-type="string">
            <text:p>Hase</text:p>
          </table:table-cell>
          <table:table-cell office:value-type="string" calcext:value-type="string">
            <text:p>Reh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Taube</text:p>
          </table:table-cell>
          <table:table-cell office:value-type="string" calcext:value-type="string">
            <text:p>Mäusebussard</text:p>
          </table:table-cell>
          <table:table-cell office:value-type="string" calcext:value-type="string">
            <text:p>Marder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Kleiner Vogel</text:p>
          </table:table-cell>
          <table:table-cell office:value-type="string" calcext:value-type="string">
            <text:p>Sonstige</text:p>
          </table:table-cell>
          <table:table-cell office:value-type="string" calcext:value-type="string">
            <text:p>Gesamt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D2];[.I2:.J2];[.L2:.Q2])" office:value-type="float" office:value="1" calcext:value-type="float">
            <text:p>1</text:p>
          </table:table-cell>
          <table:table-cell table:formula="of:=SUM([.D2:.Q2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D3];[.I3:.J3];[.L3:.Q3])" office:value-type="float" office:value="0" calcext:value-type="float">
            <text:p>0</text:p>
          </table:table-cell>
          <table:table-cell table:formula="of:=SUM([.D3:.Q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D4];[.I4:.J4];[.L4:.Q4])" office:value-type="float" office:value="1" calcext:value-type="float">
            <text:p>1</text:p>
          </table:table-cell>
          <table:table-cell table:formula="of:=SUM([.D4:.Q4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D5];[.I5:.J5];[.L5:.Q5])" office:value-type="float" office:value="3" calcext:value-type="float">
            <text:p>3</text:p>
          </table:table-cell>
          <table:table-cell table:formula="of:=SUM([.D5:.Q5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6];[.I6:.J6];[.L6:.Q6])" office:value-type="float" office:value="0" calcext:value-type="float">
            <text:p>0</text:p>
          </table:table-cell>
          <table:table-cell table:formula="of:=SUM([.D6:.Q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7];[.I7:.J7];[.L7:.Q7])" office:value-type="float" office:value="0" calcext:value-type="float">
            <text:p>0</text:p>
          </table:table-cell>
          <table:table-cell table:formula="of:=SUM([.D7:.Q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8];[.I8:.J8];[.L8:.Q8])" office:value-type="float" office:value="0" calcext:value-type="float">
            <text:p>0</text:p>
          </table:table-cell>
          <table:table-cell table:formula="of:=SUM([.D8:.Q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9];[.I9:.J9];[.L9:.Q9])" office:value-type="float" office:value="0" calcext:value-type="float">
            <text:p>0</text:p>
          </table:table-cell>
          <table:table-cell table:formula="of:=SUM([.D9:.Q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D10];[.I10:.J10];[.L10:.Q10])" office:value-type="float" office:value="1" calcext:value-type="float">
            <text:p>1</text:p>
          </table:table-cell>
          <table:table-cell table:formula="of:=SUM([.D10:.Q10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D11];[.I11:.J11];[.L11:.Q11])" office:value-type="float" office:value="1" calcext:value-type="float">
            <text:p>1</text:p>
          </table:table-cell>
          <table:table-cell table:formula="of:=SUM([.D11:.Q1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12];[.I12:.J12];[.L12:.Q12])" office:value-type="float" office:value="0" calcext:value-type="float">
            <text:p>0</text:p>
          </table:table-cell>
          <table:table-cell table:formula="of:=SUM([.D12:.Q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D13];[.I13:.J13];[.L13:.Q13])" office:value-type="float" office:value="3" calcext:value-type="float">
            <text:p>3</text:p>
          </table:table-cell>
          <table:table-cell table:formula="of:=SUM([.D13:.Q13]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14];[.I14:.J14];[.L14:.Q14])" office:value-type="float" office:value="0" calcext:value-type="float">
            <text:p>0</text:p>
          </table:table-cell>
          <table:table-cell table:formula="of:=SUM([.D14:.Q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15];[.I15:.J15];[.L15:.Q15])" office:value-type="float" office:value="0" calcext:value-type="float">
            <text:p>0</text:p>
          </table:table-cell>
          <table:table-cell table:formula="of:=SUM([.D15:.Q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16];[.I16:.J16];[.L16:.Q16])" office:value-type="float" office:value="0" calcext:value-type="float">
            <text:p>0</text:p>
          </table:table-cell>
          <table:table-cell table:formula="of:=SUM([.D16:.Q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17];[.I17:.J17];[.L17:.Q17])" office:value-type="float" office:value="0" calcext:value-type="float">
            <text:p>0</text:p>
          </table:table-cell>
          <table:table-cell table:formula="of:=SUM([.D17:.Q17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18];[.I18:.J18];[.L18:.Q18])" office:value-type="float" office:value="0" calcext:value-type="float">
            <text:p>0</text:p>
          </table:table-cell>
          <table:table-cell table:formula="of:=SUM([.D18:.Q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19];[.I19:.J19];[.L19:.Q19])" office:value-type="float" office:value="0" calcext:value-type="float">
            <text:p>0</text:p>
          </table:table-cell>
          <table:table-cell table:formula="of:=SUM([.D19:.Q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20];[.I20:.J20];[.L20:.Q20])" office:value-type="float" office:value="0" calcext:value-type="float">
            <text:p>0</text:p>
          </table:table-cell>
          <table:table-cell table:formula="of:=SUM([.D20:.Q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21];[.I21:.J21];[.L21:.Q21])" office:value-type="float" office:value="0" calcext:value-type="float">
            <text:p>0</text:p>
          </table:table-cell>
          <table:table-cell table:formula="of:=SUM([.D21:.Q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D22];[.I22:.J22];[.L22:.Q22])" office:value-type="float" office:value="1" calcext:value-type="float">
            <text:p>1</text:p>
          </table:table-cell>
          <table:table-cell table:formula="of:=SUM([.D22:.Q2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23];[.I23:.J23];[.L23:.Q23])" office:value-type="float" office:value="0" calcext:value-type="float">
            <text:p>0</text:p>
          </table:table-cell>
          <table:table-cell table:formula="of:=SUM([.D23:.Q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D24];[.I24:.J24];[.L24:.Q24])" office:value-type="float" office:value="0" calcext:value-type="float">
            <text:p>0</text:p>
          </table:table-cell>
          <table:table-cell table:formula="of:=SUM([.D24:.Q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25];[.I25:.J25];[.L25:.Q25])" office:value-type="float" office:value="0" calcext:value-type="float">
            <text:p>0</text:p>
          </table:table-cell>
          <table:table-cell table:formula="of:=SUM([.D25:.Q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26];[.I26:.J26];[.L26:.Q26])" office:value-type="float" office:value="0" calcext:value-type="float">
            <text:p>0</text:p>
          </table:table-cell>
          <table:table-cell table:formula="of:=SUM([.D26:.Q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27];[.I27:.J27];[.L27:.Q27])" office:value-type="float" office:value="0" calcext:value-type="float">
            <text:p>0</text:p>
          </table:table-cell>
          <table:table-cell table:formula="of:=SUM([.D27:.Q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28];[.I28:.J28];[.L28:.Q28])" office:value-type="float" office:value="0" calcext:value-type="float">
            <text:p>0</text:p>
          </table:table-cell>
          <table:table-cell table:formula="of:=SUM([.D28:.Q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29];[.I29:.J29];[.L29:.Q29])" office:value-type="float" office:value="0" calcext:value-type="float">
            <text:p>0</text:p>
          </table:table-cell>
          <table:table-cell table:formula="of:=SUM([.D29:.Q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D30];[.I30:.J30];[.L30:.Q30])" office:value-type="float" office:value="0" calcext:value-type="float">
            <text:p>0</text:p>
          </table:table-cell>
          <table:table-cell table:formula="of:=SUM([.D30:.Q30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31];[.I31:.J31];[.L31:.Q31])" office:value-type="float" office:value="0" calcext:value-type="float">
            <text:p>0</text:p>
          </table:table-cell>
          <table:table-cell table:formula="of:=SUM([.D31:.Q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32];[.I32:.J32];[.L32:.Q32])" office:value-type="float" office:value="0" calcext:value-type="float">
            <text:p>0</text:p>
          </table:table-cell>
          <table:table-cell table:formula="of:=SUM([.D32:.Q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33];[.I33:.J33];[.L33:.Q33])" office:value-type="float" office:value="0" calcext:value-type="float">
            <text:p>0</text:p>
          </table:table-cell>
          <table:table-cell table:formula="of:=SUM([.D33:.Q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34];[.I34:.J34];[.L34:.Q34])" office:value-type="float" office:value="0" calcext:value-type="float">
            <text:p>0</text:p>
          </table:table-cell>
          <table:table-cell table:formula="of:=SUM([.D34:.Q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35];[.I35:.J35];[.L35:.Q35])" office:value-type="float" office:value="0" calcext:value-type="float">
            <text:p>0</text:p>
          </table:table-cell>
          <table:table-cell table:formula="of:=SUM([.D35:.Q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36];[.I36:.J36];[.L36:.Q36])" office:value-type="float" office:value="0" calcext:value-type="float">
            <text:p>0</text:p>
          </table:table-cell>
          <table:table-cell table:formula="of:=SUM([.D36:.Q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37];[.I37:.J37];[.L37:.Q37])" office:value-type="float" office:value="0" calcext:value-type="float">
            <text:p>0</text:p>
          </table:table-cell>
          <table:table-cell table:formula="of:=SUM([.D37:.Q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D38];[.I38:.J38];[.L38:.Q38])" office:value-type="float" office:value="0" calcext:value-type="float">
            <text:p>0</text:p>
          </table:table-cell>
          <table:table-cell table:formula="of:=SUM([.D38:.Q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39];[.I39:.J39];[.L39:.Q39])" office:value-type="float" office:value="2" calcext:value-type="float">
            <text:p>2</text:p>
          </table:table-cell>
          <table:table-cell table:formula="of:=SUM([.D39:.Q39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40];[.I40:.J40];[.L40:.Q40])" office:value-type="float" office:value="0" calcext:value-type="float">
            <text:p>0</text:p>
          </table:table-cell>
          <table:table-cell table:formula="of:=SUM([.D40:.Q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41];[.I41:.J41];[.L41:.Q41])" office:value-type="float" office:value="0" calcext:value-type="float">
            <text:p>0</text:p>
          </table:table-cell>
          <table:table-cell table:formula="of:=SUM([.D41:.Q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42];[.I42:.J42];[.L42:.Q42])" office:value-type="float" office:value="0" calcext:value-type="float">
            <text:p>0</text:p>
          </table:table-cell>
          <table:table-cell table:formula="of:=SUM([.D42:.Q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43];[.I43:.J43];[.L43:.Q43])" office:value-type="float" office:value="0" calcext:value-type="float">
            <text:p>0</text:p>
          </table:table-cell>
          <table:table-cell table:formula="of:=SUM([.D43:.Q4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44];[.I44:.J44];[.L44:.Q44])" office:value-type="float" office:value="0" calcext:value-type="float">
            <text:p>0</text:p>
          </table:table-cell>
          <table:table-cell table:formula="of:=SUM([.D44:.Q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45];[.I45:.J45];[.L45:.Q45])" office:value-type="float" office:value="0" calcext:value-type="float">
            <text:p>0</text:p>
          </table:table-cell>
          <table:table-cell table:formula="of:=SUM([.D45:.Q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46];[.I46:.J46];[.L46:.Q46])" office:value-type="float" office:value="0" calcext:value-type="float">
            <text:p>0</text:p>
          </table:table-cell>
          <table:table-cell table:formula="of:=SUM([.D46:.Q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D47];[.I47:.J47];[.L47:.Q47])" office:value-type="float" office:value="0" calcext:value-type="float">
            <text:p>0</text:p>
          </table:table-cell>
          <table:table-cell table:formula="of:=SUM([.D47:.Q47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48];[.I48:.J48];[.L48:.Q48])" office:value-type="float" office:value="0" calcext:value-type="float">
            <text:p>0</text:p>
          </table:table-cell>
          <table:table-cell table:formula="of:=SUM([.D48:.Q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D49];[.I49:.J49];[.L49:.Q49])" office:value-type="float" office:value="0" calcext:value-type="float">
            <text:p>0</text:p>
          </table:table-cell>
          <table:table-cell table:formula="of:=SUM([.D49:.Q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50];[.I50:.J50];[.L50:.Q50])" office:value-type="float" office:value="0" calcext:value-type="float">
            <text:p>0</text:p>
          </table:table-cell>
          <table:table-cell table:formula="of:=SUM([.D50:.Q50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51];[.I51:.J51];[.L51:.Q51])" office:value-type="float" office:value="0" calcext:value-type="float">
            <text:p>0</text:p>
          </table:table-cell>
          <table:table-cell table:formula="of:=SUM([.D51:.Q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52];[.I52:.J52];[.L52:.Q52])" office:value-type="float" office:value="0" calcext:value-type="float">
            <text:p>0</text:p>
          </table:table-cell>
          <table:table-cell table:formula="of:=SUM([.D52:.Q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53];[.I53:.J53];[.L53:.Q53])" office:value-type="float" office:value="0" calcext:value-type="float">
            <text:p>0</text:p>
          </table:table-cell>
          <table:table-cell table:formula="of:=SUM([.D53:.Q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54];[.I54:.J54];[.L54:.Q54])" office:value-type="float" office:value="0" calcext:value-type="float">
            <text:p>0</text:p>
          </table:table-cell>
          <table:table-cell table:formula="of:=SUM([.D54:.Q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D55];[.I55:.J55];[.L55:.Q55])" office:value-type="float" office:value="0" calcext:value-type="float">
            <text:p>0</text:p>
          </table:table-cell>
          <table:table-cell table:formula="of:=SUM([.D55:.Q55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D56];[.I56:.J56];[.L56:.Q56])" office:value-type="float" office:value="6" calcext:value-type="float">
            <text:p>6</text:p>
          </table:table-cell>
          <table:table-cell table:formula="of:=SUM([.D56:.Q56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57];[.I57:.J57];[.L57:.Q57])" office:value-type="float" office:value="0" calcext:value-type="float">
            <text:p>0</text:p>
          </table:table-cell>
          <table:table-cell table:formula="of:=SUM([.D57:.Q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58];[.I58:.J58];[.L58:.Q58])" office:value-type="float" office:value="0" calcext:value-type="float">
            <text:p>0</text:p>
          </table:table-cell>
          <table:table-cell table:formula="of:=SUM([.D58:.Q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59];[.I59:.J59];[.L59:.Q59])" office:value-type="float" office:value="0" calcext:value-type="float">
            <text:p>0</text:p>
          </table:table-cell>
          <table:table-cell table:formula="of:=SUM([.D59:.Q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60];[.I60:.J60];[.L60:.Q60])" office:value-type="float" office:value="0" calcext:value-type="float">
            <text:p>0</text:p>
          </table:table-cell>
          <table:table-cell table:formula="of:=SUM([.D60:.Q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61];[.I61:.J61];[.L61:.Q61])" office:value-type="float" office:value="0" calcext:value-type="float">
            <text:p>0</text:p>
          </table:table-cell>
          <table:table-cell table:formula="of:=SUM([.D61:.Q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62];[.I62:.J62];[.L62:.Q62])" office:value-type="float" office:value="0" calcext:value-type="float">
            <text:p>0</text:p>
          </table:table-cell>
          <table:table-cell table:formula="of:=SUM([.D62:.Q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63];[.I63:.J63];[.L63:.Q63])" office:value-type="float" office:value="3" calcext:value-type="float">
            <text:p>3</text:p>
          </table:table-cell>
          <table:table-cell table:formula="of:=SUM([.D63:.Q63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64];[.I64:.J64];[.L64:.Q64])" office:value-type="float" office:value="1" calcext:value-type="float">
            <text:p>1</text:p>
          </table:table-cell>
          <table:table-cell table:formula="of:=SUM([.D64:.Q64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65];[.I65:.J65];[.L65:.Q65])" office:value-type="float" office:value="1" calcext:value-type="float">
            <text:p>1</text:p>
          </table:table-cell>
          <table:table-cell table:formula="of:=SUM([.D65:.Q65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66];[.I66:.J66];[.L66:.Q66])" office:value-type="float" office:value="0" calcext:value-type="float">
            <text:p>0</text:p>
          </table:table-cell>
          <table:table-cell table:formula="of:=SUM([.D66:.Q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67];[.I67:.J67];[.L67:.Q67])" office:value-type="float" office:value="0" calcext:value-type="float">
            <text:p>0</text:p>
          </table:table-cell>
          <table:table-cell table:formula="of:=SUM([.D67:.Q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68];[.I68:.J68];[.L68:.Q68])" office:value-type="float" office:value="0" calcext:value-type="float">
            <text:p>0</text:p>
          </table:table-cell>
          <table:table-cell table:formula="of:=SUM([.D68:.Q68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69];[.I69:.J69];[.L69:.Q69])" office:value-type="float" office:value="0" calcext:value-type="float">
            <text:p>0</text:p>
          </table:table-cell>
          <table:table-cell table:formula="of:=SUM([.D69:.Q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70];[.I70:.J70];[.L70:.Q70])" office:value-type="float" office:value="0" calcext:value-type="float">
            <text:p>0</text:p>
          </table:table-cell>
          <table:table-cell table:formula="of:=SUM([.D70:.Q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D71];[.I71:.J71];[.L71:.Q71])" office:value-type="float" office:value="0" calcext:value-type="float">
            <text:p>0</text:p>
          </table:table-cell>
          <table:table-cell table:formula="of:=SUM([.D71:.Q71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D72];[.I72:.J72];[.L72:.Q72])" office:value-type="float" office:value="0" calcext:value-type="float">
            <text:p>0</text:p>
          </table:table-cell>
          <table:table-cell table:formula="of:=SUM([.D72:.Q72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73];[.I73:.J73];[.L73:.Q73])" office:value-type="float" office:value="0" calcext:value-type="float">
            <text:p>0</text:p>
          </table:table-cell>
          <table:table-cell table:formula="of:=SUM([.D73:.Q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74];[.I74:.J74];[.L74:.Q74])" office:value-type="float" office:value="0" calcext:value-type="float">
            <text:p>0</text:p>
          </table:table-cell>
          <table:table-cell table:formula="of:=SUM([.D74:.Q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75];[.I75:.J75];[.L75:.Q75])" office:value-type="float" office:value="0" calcext:value-type="float">
            <text:p>0</text:p>
          </table:table-cell>
          <table:table-cell table:formula="of:=SUM([.D75:.Q7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76];[.I76:.J76];[.L76:.Q76])" office:value-type="float" office:value="0" calcext:value-type="float">
            <text:p>0</text:p>
          </table:table-cell>
          <table:table-cell table:formula="of:=SUM([.D76:.Q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77];[.I77:.J77];[.L77:.Q77])" office:value-type="float" office:value="0" calcext:value-type="float">
            <text:p>0</text:p>
          </table:table-cell>
          <table:table-cell table:formula="of:=SUM([.D77:.Q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78];[.I78:.J78];[.L78:.Q78])" office:value-type="float" office:value="0" calcext:value-type="float">
            <text:p>0</text:p>
          </table:table-cell>
          <table:table-cell table:formula="of:=SUM([.D78:.Q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D79];[.I79:.J79];[.L79:.Q79])" office:value-type="float" office:value="0" calcext:value-type="float">
            <text:p>0</text:p>
          </table:table-cell>
          <table:table-cell table:formula="of:=SUM([.D79:.Q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D80];[.I80:.J80];[.L80:.Q80])" office:value-type="float" office:value="0" calcext:value-type="float">
            <text:p>0</text:p>
          </table:table-cell>
          <table:table-cell table:formula="of:=SUM([.D80:.Q80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D81];[.I81:.J81];[.L81:.Q81])" office:value-type="float" office:value="0" calcext:value-type="float">
            <text:p>0</text:p>
          </table:table-cell>
          <table:table-cell table:formula="of:=SUM([.D81:.Q81])" office:value-type="float" office:value="4" calcext:value-type="float">
            <text:p>4</text:p>
          </table:table-cell>
        </table:table-row>
      </table:table>
      <table:table table:name="3. Aufarbeitung (Tiere)" table:style-name="ta1"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e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ektor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Niederschlag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Dateiname</text:p>
          </table:table-cell>
          <table:table-cell office:value-type="string" calcext:value-type="string">
            <text:p>Xstart</text:p>
          </table:table-cell>
          <table:table-cell office:value-type="string" calcext:value-type="string">
            <text:p>Ystart</text:p>
          </table:table-cell>
          <table:table-cell office:value-type="string" calcext:value-type="string">
            <text:p>Xende</text:p>
          </table:table-cell>
          <table:table-cell office:value-type="string" calcext:value-type="string">
            <text:p>Yende</text:p>
          </table:table-cell>
          <table:table-cell office:value-type="string" calcext:value-type="string">
            <text:p>Besonderheit</text:p>
          </table:table-cell>
          <table:table-cell office:value-type="string" calcext:value-type="string">
            <text:p>Tageszeit</text:p>
          </table:table-cell>
        </table:table-row>
        <table:table-row table:style-name="ro1">
          <table:table-cell office:value-type="string" calcext:value-type="string">
            <text:p>Katz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Februar_Katze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Februar_Graureiher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Februar_Fuchs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Februar_Fuchs <text:s/>(1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Februar_Fuchs <text:s/>(2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Februar_Stockente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Ha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Februar_Hase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Graureiher (1)</text:p>
          </table:table-cell>
          <table:table-cell table:number-columns-repeated="4"/>
          <table:table-cell office:value-type="string" calcext:value-type="string">
            <text:p>Zuckungen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Graureiher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Fuchs (1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Fuchs (2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Eichhörnchen (1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Eichhörnchen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Eichhörnchen (3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Eichhörnchen (4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Eichhörnchen (5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Eichhörnchen (6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März_Graureiher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März_Stockente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März_Stockente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ichter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April_Fuchs <text:s/>(1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April_Fuchs <text:s/>(2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April_Fuchs <text:s/>(3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April_Waschbär <text:s/>(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April_Waschbär <text:s/>(2)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.5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April_Waschbär <text:s/>(3)</text:p>
          </table:table-cell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,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April_Waschbär <text:s/>(4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_Waschbär (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April_Eichhörnchen (1)</text:p>
          </table:table-cell>
          <table:table-cell table:number-columns-repeated="5"/>
          <table:table-cell office:value-type="string" calcext:value-type="string">
            <text:p>Tag 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April_Eichhörnchen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April_Stockente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 Fuchs (1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 Fuchs (2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 Fuchs (3)</text:p>
          </table:table-cell>
          <table:table-cell table:number-columns-repeated="4"/>
          <table:table-cell office:value-type="string" calcext:value-type="string">
            <text:p>schöne Aufnahme</text:p>
          </table:table-cell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_Waschbär (2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_Waschbär (3)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.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_Waschbär (4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.5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ichter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_Waschbär (5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_Waschbär (6)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.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_Waschbär (7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_Eichhörnchen</text:p>
          </table:table-cell>
          <table:table-cell table:number-columns-repeated="4"/>
          <table:table-cell office:value-type="string" calcext:value-type="string">
            <text:p>frisst 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_Reh (1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Libel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_Libelle (1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_Reh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Libel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_Libelle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Libel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_Libelle (3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Mai_Graureiher</text:p>
          </table:table-cell>
          <table:table-cell table:number-columns-repeated="4"/>
          <table:table-cell office:value-type="string" calcext:value-type="string">
            <text:p>fliegt mal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Mai_Stockente (1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Mai_Stockente (1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ttlerer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Mai_Stockente (2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ttlerer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Mai_Stockente (2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Mai_Stockente (3)</text:p>
          </table:table-cell>
          <table:table-cell table:number-columns-repeated="5"/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Mai_Reh</text:p>
          </table:table-cell>
          <table:table-cell table:number-columns-repeated="5"/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3_Juni_Fuchs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3_Juni_Waschbä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3_Juni_Waschbär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Has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4_Juni_Eichhörnchen (1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4_Juni_Eichhörnchen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4_Juni_Eichhörnchen (3)</text:p>
          </table:table-cell>
          <table:table-cell table:number-columns-repeated="4"/>
          <table:table-cell office:value-type="string" calcext:value-type="string">
            <text:p>frisst 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4_Juni_Eichhörnchen (4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4_Juni_Eichhörnchen (5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5_Juli_Waschbär (1)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5_Juli_Waschbär-Gruppe (1)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vier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5_Juli_Waschbär-Gruppe (1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r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5_Juli_Waschbär-Gruppe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er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5_Juli_Waschbär-Gruppe (1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er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5_Juni_Reh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5_Juli_Reh (1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5_Juli_Reh (2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Taub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5_Juli_Taube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Taub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5_Juli_Taube (3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1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3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4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5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6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7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8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9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10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11)</text:p>
          </table:table-cell>
          <table:table-cell table:number-columns-repeated="5"/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1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13)</text:p>
          </table:table-cell>
          <table:table-cell table:number-columns-repeated="4"/>
          <table:table-cell office:value-type="string" calcext:value-type="string">
            <text:p>springt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14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15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16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17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Waschbär (2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Waschbär (3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Waschbär (4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Waschbär (4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Waschbär (4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Waschbär (5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Waschbär (6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Waschbär (7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Waschbär-Gruppe (1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wei in einem Video</text:p>
          </table:table-cell>
          <table:table-cell office:value-type="string" calcext:value-type="string">
            <text:p>Nacht 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Waschbär-Gruppe (1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wei in einem Video</text:p>
          </table:table-cell>
          <table:table-cell office:value-type="string" calcext:value-type="string">
            <text:p>Nacht 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Reh (1)</text:p>
          </table:table-cell>
          <table:table-cell table:number-columns-repeated="5"/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Reh (2)</text:p>
          </table:table-cell>
          <table:table-cell table:number-columns-repeated="4"/>
          <table:table-cell office:value-type="string" calcext:value-type="string">
            <text:p>in Eile 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Reh (3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Reh (4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Reh (5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Reh (6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Reh-Gruppe (1)</text:p>
          </table:table-cell>
          <table:table-cell table:number-columns-repeated="4"/>
          <table:table-cell office:value-type="string" calcext:value-type="string">
            <text:p>Mutter mit Kids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Reh-Gruppe (1)</text:p>
          </table:table-cell>
          <table:table-cell table:number-columns-repeated="4"/>
          <table:table-cell office:value-type="string" calcext:value-type="string">
            <text:p>Mutter mit Kids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1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3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4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5)</text:p>
          </table:table-cell>
          <table:table-cell table:number-columns-repeated="4"/>
          <table:table-cell office:value-type="string" calcext:value-type="string">
            <text:p>macht AA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6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7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8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9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10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11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1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13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14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15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16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17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18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19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20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August_Graureiher (1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August_Graureiher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August_Graureiher (3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August_Graureiher (4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August_Graureiher (5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Waschbär (1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Waschbär (2)</text:p>
          </table:table-cell>
          <table:table-cell office:value-type="string" calcext:value-type="string">
            <text:p>5.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25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Waschbär-Grup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Waschbär-Grup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Eichhörnchen (1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Eichhörnchen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August_eichhörnchen (1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August_eichhörnchen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Mau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August_Maus (1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Mau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August_Maus (2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Mau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August_Maus (3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Mau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August_Maus (4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Mau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August_Maus (5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August_Kleiner Vogel</text:p>
          </table:table-cell>
          <table:table-cell table:number-columns-repeated="5"/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Katz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Katze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Graureiher (1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Graureiher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Graureiher (3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Graureiher (4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Graureiher (5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Graureiher (6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ichter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Graureiher (7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Graureiher (8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Graureiher (1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Graureiher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Graureiher (3)</text:p>
          </table:table-cell>
          <table:table-cell table:number-columns-repeated="4"/>
          <table:table-cell office:value-type="string" calcext:value-type="string">
            <text:p>macht AA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Graureiher (4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Waschbär <text:s/>(1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Waschbär <text:s/>(2)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.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Waschbär <text:s/>(3)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Waschbär <text:s/>(4)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Waschbär <text:s/>(5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Waschbär <text:s/>(6)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Waschbär <text:s/>(7)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äbt nach irgendwas 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Waschbär-Gruppe <text:s/>(1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Waschbär-Gruppe <text:s/>(1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Waschbär-Gruppe <text:s/>(1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Waschbär-Gruppe <text:s/>(2)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wei in einem Video, macht irgendwas mit seinen Beinen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Waschbär-Gruppe <text:s/>(2)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wei in einem Video, macht irgendwas mit seinen Beinen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Waschbär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Waschbär-Gruppe (1)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Waschbär-Gruppe (1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Waschbär-Gruppe (2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wei in einem Video</text:p>
          </table:table-cell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Waschbär-Gruppe (2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wei in einem Video</text:p>
          </table:table-cell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Waschbär-Gruppe (3)</text:p>
          </table:table-cell>
          <table:table-cell office:value-type="string" calcext:value-type="string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Waschbär-Gruppe (3)</text:p>
          </table:table-cell>
          <table:table-cell office:value-type="string" calcext:value-type="string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Waschbär-Gruppe (3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Graureiher (1)</text:p>
          </table:table-cell>
          <table:table-cell table:number-columns-repeated="4"/>
          <table:table-cell office:value-type="string" calcext:value-type="string">
            <text:p>steht still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Graureiher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Graureiher (3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Graureiher (4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Graureiher (5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Graureiher (6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Graureiher (7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Fuchs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Waschbär (1)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Waschbär (2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Waschbär (3)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Waschbär (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Waschbär (4)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Waschbär (5)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Waschbär (6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Waschbär (7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.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Waschbär (8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.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Juli_Waschbä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.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ttlerer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Waschbär-Gruppe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ttlerer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Waschbär-Grupp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ttlerer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 <text:s/>(1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 <text:s/>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 <text:s/>(3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 <text:s/>(3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 <text:s/>(4)</text:p>
          </table:table-cell>
          <table:table-cell table:number-columns-repeated="5"/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 <text:s/>(5)</text:p>
          </table:table-cell>
          <table:table-cell table:number-columns-repeated="5"/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 <text:s/>(6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-Gruppe (1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-Gruppe (1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-Gruppe (2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-Gruppe (2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-Gruppe (3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-Gruppe (3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-Gruppe (4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-Gruppe (4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-Gruppe (5)</text:p>
          </table:table-cell>
          <table:table-cell table:number-columns-repeated="4"/>
          <table:table-cell office:value-type="string" calcext:value-type="string">
            <text:p>zwei in einem Video, mit Kids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-Gruppe (5)</text:p>
          </table:table-cell>
          <table:table-cell table:number-columns-repeated="4"/>
          <table:table-cell office:value-type="string" calcext:value-type="string">
            <text:p>zwei in einem Video, mit Kids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0_August_Graureiher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0_August_Reh (1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0_August_Reh (2)</text:p>
          </table:table-cell>
          <table:table-cell table:number-columns-repeated="4"/>
          <table:table-cell office:value-type="string" calcext:value-type="string">
            <text:p>am essen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Mäusebussa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Mäusebussard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Mard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Mader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Reh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Mard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Mader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April_Fuchs,Waschbär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wei in einem Video, schwimmt in Teich 1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April_Fuchs,Waschbär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Februar_U-Vogel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Februar_Fuchs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Waschbär <text:s/>(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Waschbär <text:s/>(2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Waschbär <text:s/>(4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in Niederschla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Waschbär <text:s/>(5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rchsucht das Wasser</text:p>
          </table:table-cell>
          <table:table-cell office:value-type="string" calcext:value-type="string">
            <text:p>Nacht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 table:visibility="filter">
          <table:table-cell table:number-columns-repeated="14"/>
        </table:table-row>
      </table:table>
      <table:table table:name="2021&amp;2023" table:style-name="ta1">
        <table:table-column table:style-name="co5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ie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ektor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Niederschlag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Dateiname</text:p>
          </table:table-cell>
          <table:table-cell office:value-type="string" calcext:value-type="string">
            <text:p>Xstart</text:p>
          </table:table-cell>
          <table:table-cell office:value-type="string" calcext:value-type="string">
            <text:p>Ystart</text:p>
          </table:table-cell>
          <table:table-cell office:value-type="string" calcext:value-type="string">
            <text:p>Xende</text:p>
          </table:table-cell>
          <table:table-cell office:value-type="string" calcext:value-type="string">
            <text:p>Yende</text:p>
          </table:table-cell>
          <table:table-cell office:value-type="string" calcext:value-type="string">
            <text:p>Besonderheit</text:p>
          </table:table-cell>
          <table:table-cell office:value-type="string" calcext:value-type="string">
            <text:p>Tageszeit</text:p>
          </table:table-cell>
        </table:table-row>
        <table:table-row table:style-name="ro1">
          <table:table-cell office:value-type="string" calcext:value-type="string">
            <text:p>Katz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Februar_Katze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Februar_Graureiher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Februar_Fuchs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2_Februar_Fuchs <text:s/>(1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2_Februar_Fuchs <text:s/>(2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2_Februar_Stockente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Ha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2_Februar_Hase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ärz_Graureiher (1)</text:p>
          </table:table-cell>
          <table:table-cell table:number-columns-repeated="4"/>
          <table:table-cell office:value-type="string" calcext:value-type="string">
            <text:p>Zuckungen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ärz_Graureiher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ärz_Fuchs (1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ärz_Fuchs (2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ärz_Eichhörnchen (1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ärz_Eichhörnchen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ärz_Eichhörnchen (3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ärz_Eichhörnchen (4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ärz_Eichhörnchen (5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ärz_Eichhörnchen (6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2_März_Graureiher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2_März_Stockente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2_März_Stockente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ichter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April_Fuchs <text:s/>(1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April_Fuchs <text:s/>(2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April_Fuchs <text:s/>(3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April_Waschbär <text:s/>(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April_Waschbär <text:s/>(2)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.5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April_Waschbär <text:s/>(3)</text:p>
          </table:table-cell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,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April_Waschbär <text:s/>(4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ai_Waschbär (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April_Eichhörnchen (1)</text:p>
          </table:table-cell>
          <table:table-cell table:number-columns-repeated="5"/>
          <table:table-cell office:value-type="string" calcext:value-type="string">
            <text:p>Tag 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April_Eichhörnchen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April_Stockente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ai Fuchs (1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ai Fuchs (2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ai Fuchs (3)</text:p>
          </table:table-cell>
          <table:table-cell table:number-columns-repeated="4"/>
          <table:table-cell office:value-type="string" calcext:value-type="string">
            <text:p>schöne Aufnahme</text:p>
          </table:table-cell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ai_Waschbär (2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ai_Waschbär (3)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.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ai_Waschbär (4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.5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ichter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ai_Waschbär (5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ai_Waschbär (6)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.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ai_Waschbär (7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ai_Eichhörnchen</text:p>
          </table:table-cell>
          <table:table-cell table:number-columns-repeated="4"/>
          <table:table-cell office:value-type="string" calcext:value-type="string">
            <text:p>frisst 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ai_Reh (1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Libel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ai_Libelle (1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ai_Reh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Libel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ai_Libelle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Libel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ai_Libelle (3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2_Mai_Graureiher</text:p>
          </table:table-cell>
          <table:table-cell table:number-columns-repeated="4"/>
          <table:table-cell office:value-type="string" calcext:value-type="string">
            <text:p>fliegt mal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2_Mai_Stockente (1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2_Mai_Stockente (1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ttlerer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2_Mai_Stockente (2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ttlerer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2_Mai_Stockente (2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2_Mai_Stockente (3)</text:p>
          </table:table-cell>
          <table:table-cell table:number-columns-repeated="5"/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2_Mai_Reh</text:p>
          </table:table-cell>
          <table:table-cell table:number-columns-repeated="5"/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3_Juni_Fuchs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3_Juni_Waschbä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3_Juni_Waschbär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Has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4_Juni_Eichhörnchen (1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4_Juni_Eichhörnchen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4_Juni_Eichhörnchen (3)</text:p>
          </table:table-cell>
          <table:table-cell table:number-columns-repeated="4"/>
          <table:table-cell office:value-type="string" calcext:value-type="string">
            <text:p>frisst 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4_Juni_Eichhörnchen (4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4_Juni_Eichhörnchen (5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5_Juli_Waschbär (1)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5_Juli_Waschbär-Gruppe (1)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vier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5_Juli_Waschbär-Gruppe (1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r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5_Juli_Waschbär-Gruppe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er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5_Juli_Waschbär-Gruppe (1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er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5_Juni_Reh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5_Juli_Reh (1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5_Juli_Reh (2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Taub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5_Juli_Taube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Taub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5_Juli_Taube (3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Graureih (1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Graureih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Graureih (3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Graureih (4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Graureih (5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Graureih (6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Graureih (7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Graureih (8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Graureih (9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Graureih (10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Graureih (11)</text:p>
          </table:table-cell>
          <table:table-cell table:number-columns-repeated="5"/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Graureih (1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Graureih (13)</text:p>
          </table:table-cell>
          <table:table-cell table:number-columns-repeated="4"/>
          <table:table-cell office:value-type="string" calcext:value-type="string">
            <text:p>springt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Graureih (14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Graureih (15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Graureih (16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Graureih (17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Waschbär (2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Waschbär (3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Waschbär (4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Waschbär (4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Waschbär (4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Waschbär (5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Waschbär (6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Waschbär (7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Waschbär-Gruppe (1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wei in einem Video</text:p>
          </table:table-cell>
          <table:table-cell office:value-type="string" calcext:value-type="string">
            <text:p>Nacht 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Waschbär-Gruppe (1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wei in einem Video</text:p>
          </table:table-cell>
          <table:table-cell office:value-type="string" calcext:value-type="string">
            <text:p>Nacht 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Reh (1)</text:p>
          </table:table-cell>
          <table:table-cell table:number-columns-repeated="5"/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Reh (2)</text:p>
          </table:table-cell>
          <table:table-cell table:number-columns-repeated="4"/>
          <table:table-cell office:value-type="string" calcext:value-type="string">
            <text:p>in Eile 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Reh (3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Reh (4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Reh (5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Reh (6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Reh-Gruppe (1)</text:p>
          </table:table-cell>
          <table:table-cell table:number-columns-repeated="4"/>
          <table:table-cell office:value-type="string" calcext:value-type="string">
            <text:p>Mutter mit Kids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6_Juli_Reh-Gruppe (1)</text:p>
          </table:table-cell>
          <table:table-cell table:number-columns-repeated="4"/>
          <table:table-cell office:value-type="string" calcext:value-type="string">
            <text:p>Mutter mit Kids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Juli_Graurreiher (1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Juli_Graurreiher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Juli_Graurreiher (3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Juli_Graurreiher (4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Juli_Graurreiher (5)</text:p>
          </table:table-cell>
          <table:table-cell table:number-columns-repeated="4"/>
          <table:table-cell office:value-type="string" calcext:value-type="string">
            <text:p>macht AA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Juli_Graurreiher (6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Juli_Graurreiher (7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Juli_Graurreiher (8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Juli_Graurreiher (9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Juli_Graurreiher (10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Juli_Graurreiher (11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Juli_Graurreiher (1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Juli_Graurreiher (13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Juli_Graurreiher (14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Juli_Graurreiher (15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Juli_Graurreiher (16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Juli_Graurreiher (17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Juli_Graurreiher (18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Juli_Graurreiher (19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Juli_Graurreiher (20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August_Graureiher (1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August_Graureiher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August_Graureiher (3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August_Graureiher (4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August_Graureiher (5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Juli_Waschbär (1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Juli_Waschbär (2)</text:p>
          </table:table-cell>
          <table:table-cell office:value-type="string" calcext:value-type="string">
            <text:p>5.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25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Juli_Waschbär-Grup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Juli_Waschbär-Grup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Juli_Eichhörnchen (1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Juli_Eichhörnchen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August_eichhörnchen (1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August_eichhörnchen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Mau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August_Maus (1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Mau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August_Maus (2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Mau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August_Maus (3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Mau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August_Maus (4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Mau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August_Maus (5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7_August_Kleiner Vogel</text:p>
          </table:table-cell>
          <table:table-cell table:number-columns-repeated="5"/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Katz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Juli_Katze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Juli_Graureiher (1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Juli_Graureiher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Juli_Graureiher (3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Juli_Graureiher (4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Juli_Graureiher (5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Juli_Graureiher (6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ichter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Juli_Graureiher (7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Juli_Graureiher (8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August_Graureiher (1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August_Graureiher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August_Graureiher (3)</text:p>
          </table:table-cell>
          <table:table-cell table:number-columns-repeated="4"/>
          <table:table-cell office:value-type="string" calcext:value-type="string">
            <text:p>macht AA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August_Graureiher (4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Juli_Waschbär <text:s/>(1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Juli_Waschbär <text:s/>(2)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.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Juli_Waschbär <text:s/>(3)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Juli_Waschbär <text:s/>(4)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Juli_Waschbär <text:s/>(5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Juli_Waschbär <text:s/>(6)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Juli_Waschbär <text:s/>(7)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äbt nach irgendwas 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Juli_Waschbär-Gruppe <text:s/>(1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Juli_Waschbär-Gruppe <text:s/>(1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Juli_Waschbär-Gruppe <text:s/>(1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Juli_Waschbär-Gruppe <text:s/>(2)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wei in einem Video, macht irgendwas mit seinen Beinen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Juli_Waschbär-Gruppe <text:s/>(2)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wei in einem Video, macht irgendwas mit seinen Beinen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August_Waschbär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August_Waschbär-Gruppe (1)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August_Waschbär-Gruppe (1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August_Waschbär-Gruppe (2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wei in einem Video</text:p>
          </table:table-cell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August_Waschbär-Gruppe (2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wei in einem Video</text:p>
          </table:table-cell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August_Waschbär-Gruppe (3)</text:p>
          </table:table-cell>
          <table:table-cell office:value-type="string" calcext:value-type="string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August_Waschbär-Gruppe (3)</text:p>
          </table:table-cell>
          <table:table-cell office:value-type="string" calcext:value-type="string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August_Waschbär-Gruppe (3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Graureiher (1)</text:p>
          </table:table-cell>
          <table:table-cell table:number-columns-repeated="4"/>
          <table:table-cell office:value-type="string" calcext:value-type="string">
            <text:p>steht still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Graureiher 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Graureiher (3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Graureiher (4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Graureiher (5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Graureiher (6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Graureiher (7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Fuchs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Waschbär (1)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Waschbär (2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Waschbär (3)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Waschbär (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Waschbär (4)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Waschbär (5)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Waschbär (6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Waschbär (7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.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Waschbär (8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.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Juli_Waschbä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.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ttlerer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Waschbär-Gruppe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ttlerer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Waschbär-Grupp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ttlerer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Reh <text:s/>(1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Reh <text:s/>(2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Reh <text:s/>(3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Reh <text:s/>(3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Reh <text:s/>(4)</text:p>
          </table:table-cell>
          <table:table-cell table:number-columns-repeated="5"/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Reh <text:s/>(5)</text:p>
          </table:table-cell>
          <table:table-cell table:number-columns-repeated="5"/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Reh <text:s/>(6)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Reh-Gruppe (1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Reh-Gruppe (1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Reh-Gruppe (2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Reh-Gruppe (2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Reh-Gruppe (3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Reh-Gruppe (3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Dämmerun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Reh-Gruppe (4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Reh-Gruppe (4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Reh-Gruppe (5)</text:p>
          </table:table-cell>
          <table:table-cell table:number-columns-repeated="4"/>
          <table:table-cell office:value-type="string" calcext:value-type="string">
            <text:p>zwei in einem Video, mit Kids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9_August_Reh-Gruppe (5)</text:p>
          </table:table-cell>
          <table:table-cell table:number-columns-repeated="4"/>
          <table:table-cell office:value-type="string" calcext:value-type="string">
            <text:p>zwei in einem Video, mit Kids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0_August_Graureiher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0_August_Reh (1)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0_August_Reh (2)</text:p>
          </table:table-cell>
          <table:table-cell table:number-columns-repeated="4"/>
          <table:table-cell office:value-type="string" calcext:value-type="string">
            <text:p>am essen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Mäusebussa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Juli_Mäusebussard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Mard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Juli_Mader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August_Reh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Mard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8_August_Mader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April_Fuchs,Waschbär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wei in einem Video, schwimmt in Teich 1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April_Fuchs,Waschbär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Februar_U-Vogel</text:p>
          </table:table-cell>
          <table:table-cell table:number-columns-repeated="5"/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Februar_Fuchs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ärz_Waschbär <text:s/>(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ärz_Waschbär <text:s/>(2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ärz_Waschbär <text:s/>(4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in Niederschlag</text:p>
          </table:table-cell>
          <table:table-cell office:value-type="string" calcext:value-type="string">
            <text:p>Jahr_2023</text:p>
          </table:table-cell>
          <table:table-cell office:value-type="string" calcext:value-type="string">
            <text:p>P1_März_Waschbär <text:s/>(5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rchsucht das Wasser</text:p>
          </table:table-cell>
          <table:table-cell office:value-type="string" calcext:value-type="string">
            <text:p>Nacht</text:p>
          </table:table-cell>
        </table:table-row>
        <table:table-row table:style-name="ro1" table:visibility="filter">
          <table:table-cell table:number-columns-repeated="14"/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Marde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Marde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Marde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Marde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Jahr_2021</text:p>
          </table:table-cell>
          <table:table-cell table:number-columns-repeated="6"/>
          <table:table-cell office:value-type="string" calcext:value-type="string">
            <text:p>keine Angabe</text:p>
          </table:table-cell>
        </table:table-row>
      </table:table>
      <table:table table:name="3. Aufarbeitung (Kamera)" table:style-name="ta1">
        <table:table-column table:style-name="co2" table:number-columns-repeated="2" table:default-cell-style-name="Default"/>
        <table:table-column table:style-name="co2" table:number-columns-repeated="2" table:default-cell-style-name="ce25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Sektor</text:p>
          </table:table-cell>
          <table:table-cell table:style-name="Default" office:value-type="string" calcext:value-type="string">
            <text:p>Aufstellung</text:p>
          </table:table-cell>
          <table:table-cell table:style-name="Default" office:value-type="string" calcext:value-type="string">
            <text:p>Abstellu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23-02-06" calcext:value-type="date">
            <text:p>2023-02-06</text:p>
          </table:table-cell>
          <table:table-cell office:value-type="date" office:date-value="2023-06-05" calcext:value-type="date">
            <text:p>2023-06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23-02-07" calcext:value-type="date">
            <text:p>2023-02-07</text:p>
          </table:table-cell>
          <table:table-cell office:value-type="date" office:date-value="2023-06-06" calcext:value-type="date">
            <text:p>2023-06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date" office:date-value="2023-06-05" calcext:value-type="date">
            <text:p>2023-06-05</text:p>
          </table:table-cell>
          <table:table-cell office:value-type="date" office:date-value="2023-07-06" calcext:value-type="date">
            <text:p>2023-07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date" office:date-value="2023-08-07" calcext:value-type="date">
            <text:p>2023-08-07</text:p>
          </table:table-cell>
          <table:table-cell office:value-type="date" office:date-value="2023-08-15" calcext:value-type="date">
            <text:p>2023-08-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</text:p>
          </table:table-cell>
          <table:table-cell office:value-type="date" office:date-value="2023-07-06" calcext:value-type="date">
            <text:p>2023-07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3-07-06" calcext:value-type="date">
            <text:p>2023-07-06</text:p>
          </table:table-cell>
          <table:table-cell office:value-type="date" office:date-value="2023-07-14" calcext:value-type="date">
            <text:p>2023-07-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date" office:date-value="2023-07-07" calcext:value-type="date">
            <text:p>2023-07-07</text:p>
          </table:table-cell>
          <table:table-cell office:value-type="date" office:date-value="2023-07-15" calcext:value-type="date">
            <text:p>2023-07-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date" office:date-value="2023-07-08" calcext:value-type="date">
            <text:p>2023-07-08</text:p>
          </table:table-cell>
          <table:table-cell office:value-type="date" office:date-value="2023-07-16" calcext:value-type="date">
            <text:p>2023-07-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date" office:date-value="2023-07-14" calcext:value-type="date">
            <text:p>2023-07-14</text:p>
          </table:table-cell>
          <table:table-cell office:value-type="date" office:date-value="2023-07-28" calcext:value-type="date">
            <text:p>2023-07-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date" office:date-value="2023-08-15" calcext:value-type="date">
            <text:p>2023-08-15</text:p>
          </table:table-cell>
          <table:table-cell office:value-type="date" office:date-value="2023-08-25" calcext:value-type="date">
            <text:p>2023-08-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23-07-14" calcext:value-type="date">
            <text:p>2023-07-14</text:p>
          </table:table-cell>
          <table:table-cell office:value-type="date" office:date-value="2023-08-07" calcext:value-type="date">
            <text:p>2023-08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23-08-25" calcext:value-type="date">
            <text:p>2023-08-25</text:p>
          </table:table-cell>
          <table:table-cell office:value-type="date" office:date-value="2023-09-14" calcext:value-type="date">
            <text:p>2023-09-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23-07-28" calcext:value-type="date">
            <text:p>2023-07-28</text:p>
          </table:table-cell>
          <table:table-cell office:value-type="date" office:date-value="2023-08-15" calcext:value-type="date">
            <text:p>2023-08-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date" office:date-value="2023-08-15" calcext:value-type="date">
            <text:p>2023-08-15</text:p>
          </table:table-cell>
          <table:table-cell office:value-type="date" office:date-value="2023-09-07" calcext:value-type="date">
            <text:p>2023-09-07</text:p>
          </table:table-cell>
        </table:table-row>
      </table:table>
      <table:table table:name="Großtierfauna 2021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ier </text:p>
          </table:table-cell>
          <table:table-cell office:value-type="string" calcext:value-type="string">
            <text:p>Sektor</text:p>
          </table:table-cell>
          <table:table-cell office:value-type="string" calcext:value-type="string">
            <text:p>Monat 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rd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d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de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de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</table:table>
      <table:table table:name="2021&amp;2023 schnellfick" table:style-name="ta1"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er </text:p>
          </table:table-cell>
          <table:table-cell office:value-type="string" calcext:value-type="string">
            <text:p>Sektor</text:p>
          </table:table-cell>
          <table:table-cell office:value-type="string" calcext:value-type="string">
            <text:p>Monat 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rd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de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d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de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h 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öge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atz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s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bel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bel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bel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aub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aub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u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u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u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u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u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atz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äusebussar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d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table table:name="Nummerische Daten" table:style-name="ta1"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e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ektor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Niederschlag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Dateiname</text:p>
          </table:table-cell>
          <table:table-cell office:value-type="string" calcext:value-type="string">
            <text:p>Xstart</text:p>
          </table:table-cell>
          <table:table-cell office:value-type="string" calcext:value-type="string">
            <text:p>Ystart</text:p>
          </table:table-cell>
          <table:table-cell office:value-type="string" calcext:value-type="string">
            <text:p>Xende</text:p>
          </table:table-cell>
          <table:table-cell office:value-type="string" calcext:value-type="string">
            <text:p>Yende</text:p>
          </table:table-cell>
          <table:table-cell office:value-type="string" calcext:value-type="string">
            <text:p>Besonderheit</text:p>
          </table:table-cell>
          <table:table-cell office:value-type="string" calcext:value-type="string">
            <text:p>Tageszeit</text:p>
          </table:table-cell>
        </table:table-row>
        <table:table-row table:style-name="ro1">
          <table:table-cell office:value-type="string" calcext:value-type="string">
            <text:p>Katz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Februar_Katze</text:p>
          </table:table-cell>
          <table:table-cell table:number-columns-repeated="5"/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Februar_Graureiher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Februar_Fuchs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Februar_Fuchs <text:s/>(1)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Februar_Fuchs <text:s/>(2)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Februar_Stockente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Februar_Hase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Graureiher (1)</text:p>
          </table:table-cell>
          <table:table-cell table:number-columns-repeated="4"/>
          <table:table-cell office:value-type="string" calcext:value-type="string">
            <text:p>Zuckung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Graureiher (2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Fuchs (1)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Fuchs (2)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Eichhörnchen (1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Eichhörnchen (2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Eichhörnchen (3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Eichhörnchen (4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Eichhörnchen (5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Eichhörnchen (6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März_Graureiher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März_Stockente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März_Stockente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April_Fuchs <text:s/>(1)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April_Fuchs <text:s/>(2)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April_Fuchs <text:s/>(3)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April_Waschbär <text:s/>(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April_Waschbär <text:s/>(2)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.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April_Waschbär <text:s/>(3)</text:p>
          </table:table-cell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,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April_Waschbär <text:s/>(4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_Waschbär (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April_Eichhörnchen (1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April_Eichhörnchen (2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April_Stockent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 Fuchs (1)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 Fuchs (2)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 Fuchs (3)</text:p>
          </table:table-cell>
          <table:table-cell table:number-columns-repeated="4"/>
          <table:table-cell office:value-type="string" calcext:value-type="string">
            <text:p>schöne Aufnah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_Waschbär (2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_Waschbär (3)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.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_Waschbär (4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.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_Waschbär (5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_Waschbär (6)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.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_Waschbär (7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_Eichhörnchen</text:p>
          </table:table-cell>
          <table:table-cell table:number-columns-repeated="4"/>
          <table:table-cell office:value-type="string" calcext:value-type="string">
            <text:p>friss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_Reh (1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el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_Libelle (1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_Reh (2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el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_Libelle (2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el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ai_Libelle (3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Mai_Graureiher</text:p>
          </table:table-cell>
          <table:table-cell table:number-columns-repeated="4"/>
          <table:table-cell office:value-type="string" calcext:value-type="string">
            <text:p>fliegt 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Mai_Stockente (1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Mai_Stockente (1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Mai_Stockente (2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Mai_Stockente (2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cken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Mai_Stockente (3)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2_Mai_Reh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3_Juni_Fuchs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3_Juni_Waschbä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wei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3_Juni_Waschbär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wei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s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4_Juni_Eichhörnchen (1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4_Juni_Eichhörnchen (2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4_Juni_Eichhörnchen (3)</text:p>
          </table:table-cell>
          <table:table-cell table:number-columns-repeated="4"/>
          <table:table-cell office:value-type="string" calcext:value-type="string">
            <text:p>friss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4_Juni_Eichhörnchen (4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4_Juni_Eichhörnchen (5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5_Juli_Waschbär (1)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5_Juli_Waschbär-Gruppe (1)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vier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5_Juli_Waschbär-Gruppe (1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r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5_Juli_Waschbär-Gruppe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er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5_Juli_Waschbär-Gruppe (1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er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5_Juni_Reh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5_Juli_Reh (1)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5_Juli_Reh (2)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ub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5_Juli_Taube (2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ub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5_Juli_Taube (3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1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2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3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4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5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6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7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8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9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10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11)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12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13)</text:p>
          </table:table-cell>
          <table:table-cell table:number-columns-repeated="4"/>
          <table:table-cell office:value-type="string" calcext:value-type="string">
            <text:p>spring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14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15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16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Graureih (17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Waschbär (2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Waschbär (3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Waschbär (4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ei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Waschbär (4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i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Waschbär (4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ei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Waschbär (5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Waschbär (6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Waschbär (7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Waschbär-Gruppe (1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wei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Waschbär-Gruppe (1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wei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Reh (1)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Reh (2)</text:p>
          </table:table-cell>
          <table:table-cell table:number-columns-repeated="4"/>
          <table:table-cell office:value-type="string" calcext:value-type="string">
            <text:p>in Eil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Reh (3)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Reh (4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Reh (5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Reh (6)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Reh-Gruppe (1)</text:p>
          </table:table-cell>
          <table:table-cell table:number-columns-repeated="4"/>
          <table:table-cell office:value-type="string" calcext:value-type="string">
            <text:p>Mutter mit Ki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6_Juli_Reh-Gruppe (1)</text:p>
          </table:table-cell>
          <table:table-cell table:number-columns-repeated="4"/>
          <table:table-cell office:value-type="string" calcext:value-type="string">
            <text:p>Mutter mit Ki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1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2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3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4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5)</text:p>
          </table:table-cell>
          <table:table-cell table:number-columns-repeated="4"/>
          <table:table-cell office:value-type="string" calcext:value-type="string">
            <text:p>macht A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6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7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8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9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10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11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12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13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14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15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16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17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18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19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Graurreiher (20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August_Graureiher (1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August_Graureiher (2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August_Graureiher (3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August_Graureiher (4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August_Graureiher (5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Waschbär (1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Waschbär (2)</text:p>
          </table:table-cell>
          <table:table-cell office:value-type="string" calcext:value-type="string">
            <text:p>5.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2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Waschbär-Grup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Waschbär-Grup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Eichhörnchen (1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Juli_Eichhörnchen (2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August_eichhörnchen (1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August_eichhörnchen (2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u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August_Maus (1)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u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August_Maus (2)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u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August_Maus (3)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u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August_Maus (4)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u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August_Maus (5)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7_August_Kleiner Vogel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tz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Katze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Graureiher (1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Graureiher (2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Graureiher (3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Graureiher (4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Graureiher (5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Graureiher (6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Graureiher (7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Graureiher (8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Graureiher (1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Graureiher (2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Graureiher (3)</text:p>
          </table:table-cell>
          <table:table-cell table:number-columns-repeated="4"/>
          <table:table-cell office:value-type="string" calcext:value-type="string">
            <text:p>macht A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Graureiher (4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Waschbär <text:s/>(1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Waschbär <text:s/>(2)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Waschbär <text:s/>(3)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Waschbär <text:s/>(4)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Waschbär <text:s/>(5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Waschbär <text:s/>(6)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Waschbär <text:s/>(7)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äbt nach irgendwa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Waschbär-Gruppe <text:s/>(1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ei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Waschbär-Gruppe <text:s/>(1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ei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Waschbär-Gruppe <text:s/>(1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ei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Waschbär-Gruppe <text:s/>(2)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wei in einem Video, macht irgendwas mit seinen Bein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Waschbär-Gruppe <text:s/>(2)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wei in einem Video, macht irgendwas mit seinen Bein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Waschbär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Waschbär-Gruppe (1)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zwei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Waschbär-Gruppe (1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zwei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Waschbär-Gruppe (2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wei in einem 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Waschbär-Gruppe (2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wei in einem 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Waschbär-Gruppe (3)</text:p>
          </table:table-cell>
          <table:table-cell office:value-type="string" calcext:value-type="string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ei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Waschbär-Gruppe (3)</text:p>
          </table:table-cell>
          <table:table-cell office:value-type="string" calcext:value-type="string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ei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Waschbär-Gruppe (3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ei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chhörnche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Graureiher (1)</text:p>
          </table:table-cell>
          <table:table-cell table:number-columns-repeated="4"/>
          <table:table-cell office:value-type="string" calcext:value-type="string">
            <text:p>steht sti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Graureiher (2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Graureiher (3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Graureiher (4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Graureiher (5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Graureiher (6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Graureiher (7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Fuchs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Waschbär (1)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Waschbär (2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Waschbär (3)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wei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Waschbär (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wei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Waschbär (4)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Waschbär (5)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Waschbär (6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Waschbär (7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.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Waschbär (8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.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Juli_Waschbä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.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Waschbär-Gruppe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Waschbär-Grupp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 <text:s/>(1)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 <text:s/>(2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 <text:s/>(3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 <text:s/>(3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 <text:s/>(4)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 <text:s/>(5)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 <text:s/>(6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-Gruppe (1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-Gruppe (1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-Gruppe (2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-Gruppe (2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-Gruppe (3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-Gruppe (3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-Gruppe (4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-Gruppe (4)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-Gruppe (5)</text:p>
          </table:table-cell>
          <table:table-cell table:number-columns-repeated="4"/>
          <table:table-cell office:value-type="string" calcext:value-type="string">
            <text:p>zwei in einem Video, mit Kid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9_August_Reh-Gruppe (5)</text:p>
          </table:table-cell>
          <table:table-cell table:number-columns-repeated="4"/>
          <table:table-cell office:value-type="string" calcext:value-type="string">
            <text:p>zwei in einem Video, mit Ki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ureih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0_August_Graureiher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0_August_Reh (1)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0_August_Reh (2)</text:p>
          </table:table-cell>
          <table:table-cell table:number-columns-repeated="4"/>
          <table:table-cell office:value-type="string" calcext:value-type="string">
            <text:p>am ess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icht mehr vorhande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äusebussa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Mäusebussard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d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Juli_Mader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Reh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d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8_August_Mader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April_Fuchs,Waschbär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wei in einem Video, schwimmt in Teich 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April_Fuchs,Waschbär</text:p>
          </table:table-cell>
          <table:table-cell table:number-columns-repeated="4"/>
          <table:table-cell office:value-type="string" calcext:value-type="string">
            <text:p>zwei in einem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itere Vög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Februar_U-Vogel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ch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Februar_Fuchs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Waschbär <text:s/>(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Waschbär <text:s/>(2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Waschbär <text:s/>(4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ä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1_März_Waschbär <text:s/>(5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rchsucht das Wasse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 table:visibility="filter">
          <table:table-cell table:number-columns-repeated="14"/>
        </table:table-row>
      </table:table>
      <table:named-expressions/>
      <table:database-ranges>
        <table:database-range table:name="__Anonymous_Sheet_DB__2" table:target-range-address="'2. Aufarbeitung'.A1:'2. Aufarbeitung'.T81"/>
        <table:database-range table:name="__Anonymous_Sheet_DB__3" table:target-range-address="'3. Aufarbeitung (Tiere)'.A1:'3. Aufarbeitung (Tiere)'.N272" table:display-filter-buttons="true"/>
        <table:database-range table:name="__Anonymous_Sheet_DB__4" table:target-range-address="'2021&amp;2023'.A1:'2021&amp;2023'.N272" table:display-filter-buttons="true"/>
        <table:database-range table:name="__Anonymous_Sheet_DB__7" table:target-range-address="'2021&amp;2023 schnellfick'.A1:'2021&amp;2023 schnellfick'.C478" table:display-filter-buttons="true"/>
        <table:database-range table:name="__Anonymous_Sheet_DB__8" table:target-range-address="'Nummerische Daten'.A1:'Nummerische Daten'.N27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1T12:17:04.504000000</meta:creation-date>
    <dc:date>2024-05-20T12:21:24.592000000</dc:date>
    <meta:editing-duration>PT23H31M43S</meta:editing-duration>
    <meta:editing-cycles>116</meta:editing-cycles>
    <meta:generator>LibreOffice/7.4.2.3$Windows_X86_64 LibreOffice_project/382eef1f22670f7f4118c8c2dd222ec7ad009daf</meta:generator>
    <meta:document-statistic meta:table-count="9" meta:cell-count="15483" meta:object-count="0"/>
  </office:meta>
</office:document-meta>
</file>